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Fira Code" svg:font-family="Fira Code" style:font-family-generic="system" style:font-pitch="fixed" svg:panose-1="2 11 8 9 5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833in" fo:line-height="150%"/>
      <style:text-properties style:font-name="Arial" style:font-name-complex="Arial" fo:font-size="12pt" style:font-size-asian="12pt" style:font-size-complex="12pt"/>
    </style:style>
    <style:style style:name="P2"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3" style:parent-style-name="Normal" style:family="paragraph">
      <style:paragraph-properties fo:text-align="justify" fo:margin-top="0.0833in" fo:margin-bottom="0in" fo:line-height="150%" fo:background-color="#FFFFFF"/>
      <style:text-properties style:font-name="Arial" style:font-name-asian="Times New Roman" style:font-name-complex="Arial" fo:font-size="12pt" style:font-size-asian="12pt" style:font-size-complex="12pt" style:language-asian="pt" style:country-asian="BR"/>
    </style:style>
    <style:style style:name="P4" style:parent-style-name="Normal" style:family="paragraph">
      <style:paragraph-properties fo:text-align="justify" fo:margin-top="0.0833in" fo:margin-bottom="0.25in" fo:line-height="150%" fo:background-color="#FFFFFF"/>
      <style:text-properties style:font-name="Arial" style:font-name-asian="Times New Roman" style:font-name-complex="Arial" fo:font-size="12pt" style:font-size-asian="12pt" style:font-size-complex="12pt" style:language-asian="pt" style:country-asian="BR"/>
    </style:style>
    <style:style style:name="P5" style:parent-style-name="Normal" style:family="paragraph">
      <style:paragraph-properties fo:text-align="justify" fo:margin-top="0.0833in" fo:margin-bottom="0.25in" fo:line-height="150%" fo:background-color="#FFFFFF"/>
      <style:text-properties style:font-name="Arial" style:font-name-asian="Times New Roman" style:font-name-complex="Arial" fo:font-size="12pt" style:font-size-asian="12pt" style:font-size-complex="12pt" style:language-asian="pt" style:country-asian="BR"/>
    </style:style>
    <style:style style:name="P6" style:parent-style-name="Normal" style:family="paragraph">
      <style:paragraph-properties fo:text-align="justify" fo:margin-top="0.0833in" fo:margin-bottom="0in" fo:line-height="150%" fo:background-color="#FFFFFF"/>
    </style:style>
    <style:style style:name="T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9" style:parent-style-name="Normal" style:family="paragraph">
      <style:paragraph-properties fo:text-align="justify" fo:margin-top="0.0833in" fo:margin-bottom="0.25in" fo:line-height="150%" fo:background-color="#FFFFFF"/>
      <style:text-properties style:font-name="Arial" style:font-name-asian="Times New Roman" style:font-name-complex="Arial" fo:font-size="12pt" style:font-size-asian="12pt" style:font-size-complex="12pt" style:language-asian="pt" style:country-asian="BR"/>
    </style:style>
    <style:style style:name="P10" style:parent-style-name="Normal" style:family="paragraph">
      <style:paragraph-properties fo:text-align="justify" fo:margin-top="0.0833in" fo:margin-bottom="0.25in" fo:line-height="150%" fo:background-color="#FFFFFF"/>
      <style:text-properties style:font-name="Arial" style:font-name-asian="Times New Roman" style:font-name-complex="Arial" fo:font-size="12pt" style:font-size-asian="12pt" style:font-size-complex="12pt" style:language-asian="pt" style:country-asian="BR"/>
    </style:style>
    <style:style style:name="P11" style:parent-style-name="Normal" style:family="paragraph">
      <style:paragraph-properties fo:text-align="justify" fo:margin-top="0.0833in" fo:margin-bottom="0in" fo:line-height="150%" fo:background-color="#FFFFFF"/>
    </style:style>
    <style:style style:name="T1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13"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1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15"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16" style:parent-style-name="Normal" style:family="paragraph">
      <style:paragraph-properties fo:text-align="justify" fo:margin-top="0.0833in" fo:margin-bottom="0.0416in" fo:line-height="150%" fo:margin-left="0.8333in" fo:text-indent="0in" fo:background-color="#FFFFFF">
        <style:tab-stops>
          <style:tab-stop style:type="left" style:position="-0.3333in"/>
        </style:tab-stops>
      </style:paragraph-properties>
      <style:text-properties style:font-name="Arial" style:font-name-asian="Times New Roman" style:font-name-complex="Arial" fo:font-size="12pt" style:font-size-asian="12pt" style:font-size-complex="12pt" style:language-asian="pt" style:country-asian="BR"/>
    </style:style>
    <style:style style:name="P17" style:parent-style-name="Normal" style:family="paragraph">
      <style:paragraph-properties fo:text-align="justify" fo:margin-top="0.0833in" fo:margin-bottom="0.0416in" fo:line-height="150%" fo:margin-left="0.8333in" fo:text-indent="0in" fo:background-color="#FFFFFF">
        <style:tab-stops>
          <style:tab-stop style:type="left" style:position="-0.3333in"/>
        </style:tab-stops>
      </style:paragraph-properties>
      <style:text-properties style:font-name="Arial" style:font-name-asian="Times New Roman" style:font-name-complex="Arial" fo:font-size="12pt" style:font-size-asian="12pt" style:font-size-complex="12pt" style:language-asian="pt" style:country-asian="BR"/>
    </style:style>
    <style:style style:name="P18" style:parent-style-name="Normal" style:family="paragraph">
      <style:paragraph-properties fo:text-align="justify" fo:margin-top="0.0833in" fo:margin-bottom="0.0416in" fo:line-height="150%" fo:margin-left="0.8333in" fo:text-indent="0in" fo:background-color="#FFFFFF">
        <style:tab-stops>
          <style:tab-stop style:type="left" style:position="-0.3333in"/>
        </style:tab-stops>
      </style:paragraph-properties>
      <style:text-properties style:font-name="Arial" style:font-name-asian="Times New Roman" style:font-name-complex="Arial" fo:font-size="12pt" style:font-size-asian="12pt" style:font-size-complex="12pt" style:language-asian="pt" style:country-asian="BR"/>
    </style:style>
    <style:style style:name="P19" style:parent-style-name="Normal" style:family="paragraph">
      <style:paragraph-properties fo:text-align="justify" fo:margin-top="0.0833in" fo:margin-bottom="0.0416in" fo:line-height="150%" fo:margin-left="0.8333in" fo:text-indent="0in" fo:background-color="#FFFFFF">
        <style:tab-stops>
          <style:tab-stop style:type="left" style:position="-0.3333in"/>
        </style:tab-stops>
      </style:paragraph-properties>
      <style:text-properties style:font-name="Arial" style:font-name-asian="Times New Roman" style:font-name-complex="Arial" fo:font-size="12pt" style:font-size-asian="12pt" style:font-size-complex="12pt" style:language-asian="pt" style:country-asian="BR"/>
    </style:style>
    <style:style style:name="P20" style:parent-style-name="Normal" style:family="paragraph">
      <style:paragraph-properties fo:text-align="justify" fo:margin-top="0.0833in" fo:margin-bottom="0in" fo:line-height="150%" fo:background-color="#FFFFFF"/>
    </style:style>
    <style:style style:name="T21"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2"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23"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4"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25"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6" style:parent-style-name="Normal" style:family="paragraph">
      <style:paragraph-properties fo:text-align="justify" fo:margin-top="0.0833in" fo:margin-bottom="0.25in" fo:line-height="150%" fo:background-color="#FFFFFF"/>
      <style:text-properties style:font-name="Arial" style:font-name-asian="Times New Roman" style:font-name-complex="Arial" fo:font-size="12pt" style:font-size-asian="12pt" style:font-size-complex="12pt" style:language-asian="pt" style:country-asian="BR"/>
    </style:style>
    <style:style style:name="P27" style:parent-style-name="Normal" style:family="paragraph">
      <style:paragraph-properties fo:text-align="justify" fo:margin-top="0.0833in" fo:margin-bottom="0.25in" fo:line-height="150%" fo:background-color="#FFFFFF"/>
      <style:text-properties style:font-name="Arial" style:font-name-asian="Times New Roman" style:font-name-complex="Arial" fo:font-size="12pt" style:font-size-asian="12pt" style:font-size-complex="12pt" style:language-asian="pt" style:country-asian="BR"/>
    </style:style>
    <style:style style:name="P28" style:parent-style-name="ParágrafodaLista" style:family="paragraph">
      <style:paragraph-properties fo:text-align="justify" fo:margin-top="0.0833in" fo:margin-bottom="0.25in" fo:line-height="150%" fo:text-indent="0in" fo:background-color="#FFFFFF"/>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29" style:parent-style-name="Normal" style:family="paragraph">
      <style:paragraph-properties fo:text-align="justify" fo:margin-top="0.0833in" fo:margin-bottom="0.25in" fo:line-height="150%" fo:background-color="#FFFFFF"/>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P30"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31" style:parent-style-name="Normal" style:family="paragraph">
      <style:paragraph-properties fo:text-align="justify" fo:margin-top="0.0833in" fo:line-height="150%"/>
    </style:style>
    <style:style style:name="T32" style:parent-style-name="Fonteparág.padrão" style:family="text">
      <style:text-properties style:font-name="Arial" style:font-name-complex="Arial" fo:font-size="12pt" style:font-size-asian="12pt" style:font-size-complex="12pt"/>
    </style:style>
    <style:style style:name="T33"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34" style:parent-style-name="Fonteparág.padrão" style:family="text">
      <style:text-properties style:font-name="Arial" style:font-name-complex="Arial" fo:font-size="12pt" style:font-size-asian="12pt" style:font-size-complex="12pt"/>
    </style:style>
    <style:style style:name="T35" style:parent-style-name="Fonteparág.padrão" style:family="text">
      <style:text-properties style:font-name="Arial" style:font-name-complex="Arial" fo:font-size="12pt" style:font-size-asian="12pt" style:font-size-complex="12pt"/>
    </style:style>
    <style:style style:name="P3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1"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4"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8"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5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51"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2"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3"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4"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5"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6"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7"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8"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59"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0"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1"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2"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3"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4"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5"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6"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7"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8"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69"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70"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71"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72" style:parent-style-name="Normal" style:family="paragraph">
      <style:paragraph-properties fo:text-align="justify" fo:margin-top="0.0833in" fo:margin-bottom="0in" fo:line-height="150%" fo:background-color="#1E1E1E"/>
      <style:text-properties style:font-name="Arial" style:font-name-asian="Times New Roman" style:font-name-complex="Arial" fo:font-size="12pt" style:font-size-asian="12pt" style:font-size-complex="12pt" style:language-asian="pt" style:country-asian="BR"/>
    </style:style>
    <style:style style:name="P7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7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75"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76" style:parent-style-name="Normal" style:family="paragraph">
      <style:paragraph-properties fo:text-align="justify" fo:margin-top="0.0833in" fo:margin-bottom="0in" fo:line-height="150%" fo:background-color="#FFFFFF"/>
    </style:style>
    <style:style style:name="T7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78"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79"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81" style:parent-style-name="ParágrafodaLista" style:family="paragraph">
      <style:paragraph-properties fo:text-align="justify" fo:margin-top="0.0833in" fo:margin-bottom="0.0416in" fo:line-height="150%" fo:text-indent="0in" fo:background-color="#FFFFFF"/>
      <style:text-properties style:font-name="Arial" style:font-name-asian="Times New Roman" style:font-name-complex="Arial" fo:font-size="12pt" style:font-size-asian="12pt" style:font-size-complex="12pt" style:language-asian="pt" style:country-asian="BR"/>
    </style:style>
    <style:style style:name="P82" style:parent-style-name="ParágrafodaLista" style:family="paragraph">
      <style:paragraph-properties fo:text-align="justify" fo:margin-top="0.0833in" fo:margin-bottom="0.0416in" fo:line-height="150%" fo:text-indent="0in" fo:background-color="#FFFFFF"/>
      <style:text-properties style:font-name="Arial" style:font-name-asian="Times New Roman" style:font-name-complex="Arial" fo:font-size="12pt" style:font-size-asian="12pt" style:font-size-complex="12pt" style:language-asian="pt" style:country-asian="BR"/>
    </style:style>
    <style:style style:name="P83" style:parent-style-name="ParágrafodaLista" style:family="paragraph">
      <style:paragraph-properties fo:text-align="justify" fo:margin-top="0.0833in" fo:margin-bottom="0.0416in" fo:line-height="150%" fo:text-indent="0in" fo:background-color="#FFFFFF"/>
      <style:text-properties style:font-name="Arial" style:font-name-asian="Times New Roman" style:font-name-complex="Arial" fo:font-size="12pt" style:font-size-asian="12pt" style:font-size-complex="12pt" style:language-asian="pt" style:country-asian="BR"/>
    </style:style>
    <style:style style:name="P84" style:parent-style-name="Normal" style:family="paragraph">
      <style:paragraph-properties fo:text-align="justify" fo:margin-top="0.0833in" fo:margin-bottom="0.0416in" fo:line-height="150%" fo:background-color="#FFFFFF"/>
      <style:text-properties style:font-name="Arial" style:font-name-asian="Times New Roman" style:font-name-complex="Arial" fo:font-size="12pt" style:font-size-asian="12pt" style:font-size-complex="12pt" style:language-asian="pt" style:country-asian="BR"/>
    </style:style>
    <style:style style:name="P85" style:parent-style-name="Normal" style:family="paragraph">
      <style:paragraph-properties fo:text-align="justify" fo:margin-top="0.0833in" fo:margin-bottom="0in" fo:line-height="150%" fo:background-color="#FFFFFF"/>
    </style:style>
    <style:style style:name="T8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7"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8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89" style:parent-style-name="Normal" style:family="paragraph">
      <style:paragraph-properties fo:text-align="justify" fo:margin-top="0.0833in" fo:margin-bottom="0in" fo:line-height="150%" fo:background-color="#FFFFFF"/>
    </style:style>
    <style:style style:name="T9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9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9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9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94"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95" style:parent-style-name="Normal" style:family="paragraph">
      <style:paragraph-properties fo:text-align="justify" fo:margin-top="0.0833in" fo:line-height="150%"/>
    </style:style>
    <style:style style:name="T96" style:parent-style-name="Fonteparág.padrão" style:family="text">
      <style:text-properties style:font-name="Arial" style:font-name-complex="Arial" fo:font-size="12pt" style:font-size-asian="12pt" style:font-size-complex="12pt"/>
    </style:style>
    <style:style style:name="T97"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98" style:parent-style-name="Fonteparág.padrão" style:family="text">
      <style:text-properties style:font-name="Arial" style:font-name-complex="Arial" fo:font-size="12pt" style:font-size-asian="12pt" style:font-size-complex="12pt"/>
    </style:style>
    <style:style style:name="T99" style:parent-style-name="Fonteparág.padrão" style:family="text">
      <style:text-properties style:font-name="Arial" style:font-name-complex="Arial" fo:font-size="12pt" style:font-size-asian="12pt" style:font-size-complex="12pt"/>
    </style:style>
    <style:style style:name="T100" style:parent-style-name="Fonteparág.padrão" style:family="text">
      <style:text-properties style:font-name="Arial" style:font-name-complex="Arial" fo:font-size="12pt" style:font-size-asian="12pt" style:font-size-complex="12pt"/>
    </style:style>
    <style:style style:name="T101" style:parent-style-name="Fonteparág.padrão" style:family="text">
      <style:text-properties style:font-name="Arial" style:font-name-complex="Arial" fo:font-size="12pt" style:font-size-asian="12pt" style:font-size-complex="12pt"/>
    </style:style>
    <style:style style:name="T102" style:parent-style-name="Fonteparág.padrão" style:family="text">
      <style:text-properties style:font-name="Arial" style:font-name-complex="Arial" fo:font-size="12pt" style:font-size-asian="12pt" style:font-size-complex="12pt"/>
    </style:style>
    <style:style style:name="P10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04" style:parent-style-name="Normal" style:family="paragraph">
      <style:paragraph-properties fo:text-align="justify" fo:margin-top="0.0833in" fo:line-height="150%"/>
    </style:style>
    <style:style style:name="T105" style:parent-style-name="Fonteparág.padrão" style:family="text">
      <style:text-properties style:font-name="Arial" style:font-name-complex="Arial" fo:font-size="12pt" style:font-size-asian="12pt" style:font-size-complex="12pt"/>
    </style:style>
    <style:style style:name="T106"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07" style:parent-style-name="Fonteparág.padrão" style:family="text">
      <style:text-properties style:font-name="Arial" style:font-name-complex="Arial" fo:font-size="12pt" style:font-size-asian="12pt" style:font-size-complex="12pt"/>
    </style:style>
    <style:style style:name="T108" style:parent-style-name="Fonteparág.padrão" style:family="text">
      <style:text-properties style:font-name="Arial" style:font-name-complex="Arial" fo:font-size="12pt" style:font-size-asian="12pt" style:font-size-complex="12pt"/>
    </style:style>
    <style:style style:name="T109" style:parent-style-name="Fonteparág.padrão" style:family="text">
      <style:text-properties style:font-name="Arial" style:font-name-complex="Arial" fo:font-size="12pt" style:font-size-asian="12pt" style:font-size-complex="12pt"/>
    </style:style>
    <style:style style:name="T110" style:parent-style-name="Fonteparág.padrão" style:family="text">
      <style:text-properties style:font-name="Arial" style:font-name-complex="Arial" fo:font-size="12pt" style:font-size-asian="12pt" style:font-size-complex="12pt"/>
    </style:style>
    <style:style style:name="P111" style:parent-style-name="Normal" style:family="paragraph">
      <style:paragraph-properties fo:text-align="justify" fo:margin-top="0.0833in" fo:line-height="150%"/>
    </style:style>
    <style:style style:name="T112" style:parent-style-name="Fonteparág.padrão" style:family="text">
      <style:text-properties style:font-name="Arial" style:font-name-complex="Arial" fo:font-size="12pt" style:font-size-asian="12pt" style:font-size-complex="12pt"/>
    </style:style>
    <style:style style:name="T113"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14" style:parent-style-name="Fonteparág.padrão" style:family="text">
      <style:text-properties style:font-name="Arial" style:font-name-complex="Arial" fo:font-size="12pt" style:font-size-asian="12pt" style:font-size-complex="12pt"/>
    </style:style>
    <style:style style:name="T115"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16" style:parent-style-name="Fonteparág.padrão" style:family="text">
      <style:text-properties style:font-name="Arial" style:font-name-complex="Arial" fo:font-size="12pt" style:font-size-asian="12pt" style:font-size-complex="12pt"/>
    </style:style>
    <style:style style:name="P11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1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1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2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2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2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23" style:parent-style-name="Normal" style:family="paragraph">
      <style:paragraph-properties fo:text-align="justify" fo:margin-top="0.0833in" fo:line-height="150%"/>
    </style:style>
    <style:style style:name="T124" style:parent-style-name="Hyperlink" style:family="text">
      <style:text-properties style:font-name="Arial" style:font-name-complex="Arial" fo:font-style="italic" style:font-style-asian="italic" style:font-style-complex="italic" style:use-window-font-color="true" fo:font-size="12pt" style:font-size-asian="12pt" style:font-size-complex="12pt"/>
    </style:style>
    <style:style style:name="T125" style:parent-style-name="Fonteparág.padrão" style:family="text">
      <style:text-properties style:font-name="Arial" style:font-name-complex="Arial" fo:font-style="italic" style:font-style-asian="italic" style:font-style-complex="italic" fo:font-size="12pt" style:font-size-asian="12pt" style:font-size-complex="12pt"/>
    </style:style>
    <style:style style:name="P12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2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28" style:parent-style-name="Normal" style:family="paragraph">
      <style:paragraph-properties fo:text-align="justify" fo:margin-top="0.0833in" fo:line-height="150%"/>
    </style:style>
    <style:style style:name="T129" style:parent-style-name="Fonteparág.padrão" style:family="text">
      <style:text-properties style:font-name="Arial" style:font-name-complex="Arial" fo:font-size="12pt" style:font-size-asian="12pt" style:font-size-complex="12pt"/>
    </style:style>
    <style:style style:name="T130" style:parent-style-name="Fonteparág.padrão" style:family="text">
      <style:text-properties style:font-name="Arial" style:font-name-complex="Arial" fo:font-size="12pt" style:font-size-asian="12pt" style:font-size-complex="12pt"/>
    </style:style>
    <style:style style:name="T131" style:parent-style-name="Fonteparág.padrão" style:family="text">
      <style:text-properties style:font-name="Arial" style:font-name-complex="Arial" fo:font-size="12pt" style:font-size-asian="12pt" style:font-size-complex="12pt"/>
    </style:style>
    <style:style style:name="T132" style:parent-style-name="Fonteparág.padrão" style:family="text">
      <style:text-properties style:font-name="Arial" style:font-name-complex="Arial" fo:font-size="12pt" style:font-size-asian="12pt" style:font-size-complex="12pt"/>
    </style:style>
    <style:style style:name="T133" style:parent-style-name="Fonteparág.padrão" style:family="text">
      <style:text-properties style:font-name="Arial" style:font-name-complex="Arial" fo:font-size="12pt" style:font-size-asian="12pt" style:font-size-complex="12pt"/>
    </style:style>
    <style:style style:name="T134" style:parent-style-name="Fonteparág.padrão" style:family="text">
      <style:text-properties style:font-name="Arial" style:font-name-complex="Arial" fo:font-size="12pt" style:font-size-asian="12pt" style:font-size-complex="12pt"/>
    </style:style>
    <style:style style:name="T135" style:parent-style-name="Fonteparág.padrão" style:family="text">
      <style:text-properties style:font-name="Arial" style:font-name-complex="Arial" fo:font-size="12pt" style:font-size-asian="12pt" style:font-size-complex="12pt"/>
    </style:style>
    <style:style style:name="T136" style:parent-style-name="Fonteparág.padrão" style:family="text">
      <style:text-properties style:font-name="Arial" style:font-name-complex="Arial" fo:font-size="12pt" style:font-size-asian="12pt" style:font-size-complex="12pt"/>
    </style:style>
    <style:style style:name="T137" style:parent-style-name="Fonteparág.padrão" style:family="text">
      <style:text-properties style:font-name="Arial" style:font-name-complex="Arial" fo:font-size="12pt" style:font-size-asian="12pt" style:font-size-complex="12pt"/>
    </style:style>
    <style:style style:name="T138" style:parent-style-name="Fonteparág.padrão" style:family="text">
      <style:text-properties style:font-name="Arial" style:font-name-complex="Arial" fo:font-size="12pt" style:font-size-asian="12pt" style:font-size-complex="12pt"/>
    </style:style>
    <style:style style:name="T139" style:parent-style-name="Fonteparág.padrão" style:family="text">
      <style:text-properties style:font-name="Arial" style:font-name-complex="Arial" fo:font-size="12pt" style:font-size-asian="12pt" style:font-size-complex="12pt"/>
    </style:style>
    <style:style style:name="T140"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41" style:parent-style-name="Fonteparág.padrão" style:family="text">
      <style:text-properties style:font-name="Arial" style:font-name-complex="Arial" fo:font-size="12pt" style:font-size-asian="12pt" style:font-size-complex="12pt"/>
    </style:style>
    <style:style style:name="T142"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43" style:parent-style-name="Fonteparág.padrão" style:family="text">
      <style:text-properties style:font-name="Arial" style:font-name-complex="Arial" fo:font-size="12pt" style:font-size-asian="12pt" style:font-size-complex="12pt"/>
    </style:style>
    <style:style style:name="T144"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45" style:parent-style-name="Fonteparág.padrão" style:family="text">
      <style:text-properties style:font-name="Arial" style:font-name-complex="Arial" fo:font-size="12pt" style:font-size-asian="12pt" style:font-size-complex="12pt"/>
    </style:style>
    <style:style style:name="P14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47" style:parent-style-name="Normal" style:family="paragraph">
      <style:paragraph-properties fo:text-align="justify" fo:margin-top="0.0833in" fo:line-height="150%"/>
    </style:style>
    <style:style style:name="T148" style:parent-style-name="Fonteparág.padrão" style:family="text">
      <style:text-properties style:font-name="Arial" style:font-name-complex="Arial" fo:font-size="12pt" style:font-size-asian="12pt" style:font-size-complex="12pt"/>
    </style:style>
    <style:style style:name="T149" style:parent-style-name="Fonteparág.padrão" style:family="text">
      <style:text-properties style:font-name="Arial" style:font-name-complex="Arial" fo:font-size="12pt" style:font-size-asian="12pt" style:font-size-complex="12pt"/>
    </style:style>
    <style:style style:name="T150" style:parent-style-name="Fonteparág.padrão" style:family="text">
      <style:text-properties style:font-name="Arial" style:font-name-complex="Arial" fo:font-size="12pt" style:font-size-asian="12pt" style:font-size-complex="12pt"/>
    </style:style>
    <style:style style:name="T151"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52" style:parent-style-name="Fonteparág.padrão" style:family="text">
      <style:text-properties style:font-name="Arial" style:font-name-complex="Arial" fo:font-size="12pt" style:font-size-asian="12pt" style:font-size-complex="12pt"/>
    </style:style>
    <style:style style:name="P15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54"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55" style:parent-style-name="Normal" style:family="paragraph">
      <style:paragraph-properties fo:text-align="justify" fo:margin-top="0.0833in" fo:line-height="150%"/>
    </style:style>
    <style:style style:name="T156" style:parent-style-name="Hyperlink" style:family="text">
      <style:text-properties style:font-name="Arial" style:font-name-complex="Arial" fo:font-style="italic" style:font-style-asian="italic" style:font-style-complex="italic" style:use-window-font-color="true" fo:font-size="12pt" style:font-size-asian="12pt" style:font-size-complex="12pt"/>
    </style:style>
    <style:style style:name="P15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5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5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60" style:parent-style-name="Normal" style:family="paragraph">
      <style:paragraph-properties fo:text-align="justify" fo:margin-top="0.0833in" fo:line-height="150%"/>
    </style:style>
    <style:style style:name="T161" style:parent-style-name="Hyperlink" style:family="text">
      <style:text-properties style:font-name="Arial" style:font-name-complex="Arial" fo:font-style="italic" style:font-style-asian="italic" style:font-style-complex="italic" style:use-window-font-color="true" fo:font-size="12pt" style:font-size-asian="12pt" style:font-size-complex="12pt"/>
    </style:style>
    <style:style style:name="P162" style:parent-style-name="Normal" style:family="paragraph">
      <style:paragraph-properties fo:text-align="justify" fo:margin-top="0.0833in" fo:line-height="150%"/>
    </style:style>
    <style:style style:name="T163" style:parent-style-name="Fonteparág.padrão" style:family="text">
      <style:text-properties style:font-name="Arial" style:font-name-complex="Arial" fo:font-size="12pt" style:font-size-asian="12pt" style:font-size-complex="12pt"/>
    </style:style>
    <style:style style:name="T164"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65" style:parent-style-name="Fonteparág.padrão" style:family="text">
      <style:text-properties style:font-name="Arial" style:font-name-complex="Arial" fo:font-size="12pt" style:font-size-asian="12pt" style:font-size-complex="12pt"/>
    </style:style>
    <style:style style:name="P16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6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68" style:parent-style-name="Normal" style:family="paragraph">
      <style:paragraph-properties fo:text-align="justify" fo:margin-top="0.0833in" fo:line-height="150%"/>
    </style:style>
    <style:style style:name="T169" style:parent-style-name="Fonteparág.padrão" style:family="text">
      <style:text-properties style:font-name="Arial" style:font-name-complex="Arial" fo:font-size="12pt" style:font-size-asian="12pt" style:font-size-complex="12pt"/>
    </style:style>
    <style:style style:name="T170"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71" style:parent-style-name="Fonteparág.padrão" style:family="text">
      <style:text-properties style:font-name="Arial" style:font-name-complex="Arial" fo:font-size="12pt" style:font-size-asian="12pt" style:font-size-complex="12pt"/>
    </style:style>
    <style:style style:name="T172"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P17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74"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7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7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7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7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7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8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81" style:parent-style-name="ParágrafodaLista" style:family="paragraph">
      <style:paragraph-properties fo:text-align="justify" fo:margin-top="0.0833in" fo:margin-bottom="0in" fo:line-height="150%" fo:text-indent="0in" fo:background-color="#FFFFFF"/>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18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8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84"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8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86" style:parent-style-name="ParágrafodaLista" style:family="paragraph">
      <style:paragraph-properties fo:text-align="justify" fo:margin-top="0.0833in" fo:line-height="150%" fo:text-indent="0in"/>
      <style:text-properties style:font-name="Arial" style:font-name-complex="Arial" fo:font-size="12pt" style:font-size-asian="12pt" style:font-size-complex="12pt"/>
    </style:style>
    <style:style style:name="P187" style:parent-style-name="ParágrafodaLista" style:family="paragraph">
      <style:paragraph-properties fo:text-align="justify" fo:margin-top="0.0833in" fo:line-height="150%" fo:text-indent="0in"/>
      <style:text-properties style:font-name="Arial" style:font-name-complex="Arial" fo:font-size="12pt" style:font-size-asian="12pt" style:font-size-complex="12pt"/>
    </style:style>
    <style:style style:name="P188" style:parent-style-name="ParágrafodaLista" style:family="paragraph">
      <style:paragraph-properties fo:text-align="justify" fo:margin-top="0.0833in" fo:line-height="150%" fo:text-indent="0in"/>
      <style:text-properties style:font-name="Arial" style:font-name-complex="Arial" fo:font-size="12pt" style:font-size-asian="12pt" style:font-size-complex="12pt"/>
    </style:style>
    <style:style style:name="P18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9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91"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19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9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94"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9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9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9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19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19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0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01"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0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0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0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0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0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0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0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0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1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1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1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1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2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2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2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29" style:parent-style-name="Normal" style:family="paragraph">
      <style:paragraph-properties fo:text-align="justify" fo:margin-top="0.0833in" fo:line-height="150%"/>
    </style:style>
    <style:style style:name="T230" style:parent-style-name="Fonteparág.padrão" style:family="text">
      <style:text-properties style:font-name="Arial" style:font-name-complex="Arial" fo:font-size="12pt" style:font-size-asian="12pt" style:font-size-complex="12pt"/>
    </style:style>
    <style:style style:name="T231"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32" style:parent-style-name="Fonteparág.padrão" style:family="text">
      <style:text-properties style:font-name="Arial" style:font-name-complex="Arial" fo:font-size="12pt" style:font-size-asian="12pt" style:font-size-complex="12pt"/>
    </style:style>
    <style:style style:name="T233"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34" style:parent-style-name="Fonteparág.padrão" style:family="text">
      <style:text-properties style:font-name="Arial" style:font-name-complex="Arial" fo:font-size="12pt" style:font-size-asian="12pt" style:font-size-complex="12pt"/>
    </style:style>
    <style:style style:name="P23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3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3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3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3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4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4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4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43" style:parent-style-name="Normal" style:family="paragraph">
      <style:paragraph-properties fo:text-align="justify" fo:margin-top="0.0833in" fo:line-height="150%"/>
    </style:style>
    <style:style style:name="T244" style:parent-style-name="Fonteparág.padrão" style:family="text">
      <style:text-properties style:font-name="Arial" style:font-name-complex="Arial" fo:font-size="12pt" style:font-size-asian="12pt" style:font-size-complex="12pt"/>
    </style:style>
    <style:style style:name="T245"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46" style:parent-style-name="Fonteparág.padrão" style:family="text">
      <style:text-properties style:font-name="Arial" style:font-name-complex="Arial" fo:font-size="12pt" style:font-size-asian="12pt" style:font-size-complex="12pt"/>
    </style:style>
    <style:style style:name="T247"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48" style:parent-style-name="Fonteparág.padrão" style:family="text">
      <style:text-properties style:font-name="Arial" style:font-name-complex="Arial" fo:font-size="12pt" style:font-size-asian="12pt" style:font-size-complex="12pt"/>
    </style:style>
    <style:style style:name="T249"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50" style:parent-style-name="Fonteparág.padrão" style:family="text">
      <style:text-properties style:font-name="Arial" style:font-name-complex="Arial" fo:font-size="12pt" style:font-size-asian="12pt" style:font-size-complex="12pt"/>
    </style:style>
    <style:style style:name="T251" style:parent-style-name="Fonteparág.padrão" style:family="text">
      <style:text-properties style:font-name="Arial" style:font-name-complex="Arial" fo:font-size="12pt" style:font-size-asian="12pt" style:font-size-complex="12pt"/>
    </style:style>
    <style:style style:name="T252" style:parent-style-name="Fonteparág.padrão" style:family="text">
      <style:text-properties style:font-name="Arial" style:font-name-complex="Arial" fo:font-size="12pt" style:font-size-asian="12pt" style:font-size-complex="12pt"/>
    </style:style>
    <style:style style:name="T253" style:parent-style-name="Fonteparág.padrão" style:family="text">
      <style:text-properties style:font-name="Arial" style:font-name-complex="Arial" fo:font-size="12pt" style:font-size-asian="12pt" style:font-size-complex="12pt"/>
    </style:style>
    <style:style style:name="T254" style:parent-style-name="Fonteparág.padrão" style:family="text">
      <style:text-properties style:font-name="Arial" style:font-name-complex="Arial" fo:font-size="12pt" style:font-size-asian="12pt" style:font-size-complex="12pt"/>
    </style:style>
    <style:style style:name="T255" style:parent-style-name="Fonteparág.padrão" style:family="text">
      <style:text-properties style:font-name="Arial" style:font-name-complex="Arial" fo:font-size="12pt" style:font-size-asian="12pt" style:font-size-complex="12pt"/>
    </style:style>
    <style:style style:name="T256"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57" style:parent-style-name="Fonteparág.padrão" style:family="text">
      <style:text-properties style:font-name="Arial" style:font-name-complex="Arial" fo:font-size="12pt" style:font-size-asian="12pt" style:font-size-complex="12pt"/>
    </style:style>
    <style:style style:name="P258"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25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6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61" style:parent-style-name="Normal" style:family="paragraph">
      <style:paragraph-properties fo:text-align="justify" fo:margin-top="0.0833in" fo:line-height="150%"/>
    </style:style>
    <style:style style:name="T262"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263" style:parent-style-name="Hyperlink" style:family="text">
      <style:text-properties style:font-name="Arial" style:font-name-complex="Arial" fo:font-weight="bold" style:font-weight-asian="bold" style:font-weight-complex="bold" style:use-window-font-color="true" fo:font-size="12pt" style:font-size-asian="12pt" style:font-size-complex="12pt"/>
    </style:style>
    <style:style style:name="P26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6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26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267" style:parent-style-name="ParágrafodaLista" style:family="paragraph">
      <style:paragraph-properties fo:text-align="justify" fo:margin-top="0.0833in" fo:line-height="150%" fo:text-indent="0in"/>
      <style:text-properties style:font-name="Arial" style:font-name-complex="Arial" fo:font-weight="bold" style:font-weight-asian="bold" style:font-weight-complex="bold" fo:font-size="12pt" style:font-size-asian="12pt" style:font-size-complex="12pt"/>
    </style:style>
    <style:style style:name="P268" style:parent-style-name="Normal" style:family="paragraph">
      <style:paragraph-properties fo:text-align="justify" fo:margin-top="0.0833in" fo:margin-bottom="0.0416in" fo:line-height="150%" fo:background-color="#FFFFFF"/>
      <style:text-properties style:font-name="Arial" style:font-name-asian="Times New Roman" style:font-name-complex="Arial" fo:font-size="12pt" style:font-size-asian="12pt" style:font-size-complex="12pt" style:language-asian="pt" style:country-asian="BR"/>
    </style:style>
    <style:style style:name="P269" style:parent-style-name="Normal" style:family="paragraph">
      <style:paragraph-properties fo:text-align="justify" fo:margin-top="0.0833in" fo:margin-bottom="0in" fo:line-height="150%" fo:background-color="#FFFFFF"/>
    </style:style>
    <style:style style:name="T27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7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27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73" style:parent-style-name="Normal" style:family="paragraph">
      <style:paragraph-properties fo:text-align="justify" fo:margin-top="0.0833in" fo:margin-bottom="0in" fo:line-height="150%" fo:background-color="#FFFFFF"/>
    </style:style>
    <style:style style:name="T27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7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27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77" style:parent-style-name="Normal" style:family="paragraph">
      <style:paragraph-properties fo:text-align="justify" fo:margin-top="0.0833in" fo:margin-bottom="0in" fo:line-height="150%" fo:background-color="#FFFFFF"/>
    </style:style>
    <style:style style:name="T27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79"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28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81" style:parent-style-name="Normal" style:family="paragraph">
      <style:paragraph-properties fo:text-align="justify" fo:margin-top="0.0833in" fo:margin-bottom="0in" fo:line-height="150%" fo:background-color="#FFFFFF"/>
    </style:style>
    <style:style style:name="T28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8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28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85" style:parent-style-name="Normal" style:family="paragraph">
      <style:paragraph-properties fo:text-align="justify" fo:margin-top="0.0833in" fo:margin-bottom="0in" fo:line-height="150%" fo:background-color="#FFFFFF"/>
    </style:style>
    <style:style style:name="T28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87"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28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89" style:parent-style-name="Normal" style:family="paragraph">
      <style:paragraph-properties fo:text-align="justify" fo:margin-top="0.0833in" fo:margin-bottom="0in" fo:line-height="150%" fo:background-color="#FFFFFF"/>
    </style:style>
    <style:style style:name="T29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91"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29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93" style:parent-style-name="Normal" style:family="paragraph">
      <style:paragraph-properties fo:text-align="justify" fo:margin-top="0.0833in" fo:margin-bottom="0in" fo:line-height="150%" fo:background-color="#FFFFFF"/>
    </style:style>
    <style:style style:name="T29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95"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29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97" style:parent-style-name="Normal" style:family="paragraph">
      <style:paragraph-properties fo:text-align="justify" fo:margin-top="0.0833in" fo:margin-bottom="0in" fo:line-height="150%" fo:background-color="#FFFFFF"/>
    </style:style>
    <style:style style:name="T29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99"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T30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301" style:parent-style-name="ParágrafodaLista" style:family="paragraph">
      <style:paragraph-properties fo:text-align="justify" fo:margin-top="0.0833in" fo:margin-bottom="0in" fo:line-height="150%" fo:background-color="#FFFFFF"/>
    </style:style>
    <style:style style:name="T302" style:parent-style-name="Fonteparág.padrão" style:family="text">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303" style:parent-style-name="Normal" style:family="paragraph">
      <style:paragraph-properties fo:text-align="justify" fo:margin-top="0.0833in" fo:margin-bottom="0in" fo:line-height="150%" fo:background-color="#FFFFFF"/>
      <style:text-properties style:font-name="Arial" style:font-name-asian="Times New Roman" style:font-name-complex="Arial" fo:font-size="12pt" style:font-size-asian="12pt" style:font-size-complex="12pt" style:language-asian="pt" style:country-asian="BR"/>
    </style:style>
    <style:style style:name="P304" style:parent-style-name="Normal" style:family="paragraph">
      <style:paragraph-properties fo:text-align="justify" fo:margin-top="0.0833in" fo:margin-bottom="0in" fo:line-height="150%" fo:background-color="#FFFFFF"/>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305" style:parent-style-name="Normal" style:family="paragraph">
      <style:paragraph-properties fo:text-align="justify" fo:margin-top="0.0833in" fo:margin-bottom="0in" fo:line-height="150%" fo:background-color="#FFFFFF"/>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306" style:parent-style-name="Normal" style:family="paragraph">
      <style:paragraph-properties fo:text-align="justify" fo:margin-top="0.0833in" fo:margin-bottom="0in" fo:line-height="150%" fo:background-color="#FFFFFF"/>
      <style:text-properties style:font-name="Arial" style:font-name-asian="Times New Roman" style:font-name-complex="Arial" fo:font-size="12pt" style:font-size-asian="12pt" style:font-size-complex="12pt" style:language-asian="pt" style:country-asian="BR"/>
    </style:style>
    <style:style style:name="P307" style:parent-style-name="Normal" style:family="paragraph">
      <style:paragraph-properties fo:text-align="justify" fo:margin-top="0.0833in" fo:margin-bottom="0in" fo:line-height="150%" fo:background-color="#FFFFFF"/>
      <style:text-properties style:font-name="Arial" style:font-name-asian="Times New Roman" style:font-name-complex="Arial" fo:font-weight="bold" style:font-weight-asian="bold" style:font-weight-complex="bold" fo:font-size="12pt" style:font-size-asian="12pt" style:font-size-complex="12pt" style:language-asian="pt" style:country-asian="BR"/>
    </style:style>
    <style:style style:name="P30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0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1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1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1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1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1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1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1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1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1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1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2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2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2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23" style:parent-style-name="Normal" style:family="paragraph">
      <style:paragraph-properties fo:text-align="justify" fo:margin-top="0.0833in" fo:line-height="150%"/>
    </style:style>
    <style:style style:name="T324" style:parent-style-name="Hyperlink" style:family="text">
      <style:text-properties style:font-name="Arial" style:font-name-complex="Arial" fo:font-style="italic" style:font-style-asian="italic" style:font-style-complex="italic" style:use-window-font-color="true" fo:font-size="12pt" style:font-size-asian="12pt" style:font-size-complex="12pt"/>
    </style:style>
    <style:style style:name="P32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2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2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2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2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3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3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3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3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3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3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3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3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3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3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4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4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48" style:parent-style-name="Normal" style:family="paragraph">
      <style:paragraph-properties fo:text-align="justify" fo:margin-top="0.0833in" fo:line-height="150%"/>
      <style:text-properties style:font-name="Arial" style:font-name-complex="Arial" fo:font-style="italic" style:font-style-asian="italic" style:font-style-complex="italic" fo:font-size="12pt" style:font-size-asian="12pt" style:font-size-complex="12pt"/>
    </style:style>
    <style:style style:name="P34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50"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1"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5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5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5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6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1"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6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5"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7"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6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7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7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7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7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8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8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8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8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8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85" style:parent-style-name="Normal" style:family="paragraph">
      <style:paragraph-properties fo:text-align="justify" fo:margin-top="0.0833in" fo:line-height="150%"/>
    </style:style>
    <style:style style:name="T386"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387" style:parent-style-name="Hyperlink" style:family="text">
      <style:text-properties style:font-name="Arial" style:font-name-complex="Arial" fo:font-weight="bold" style:font-weight-asian="bold" style:font-weight-complex="bold" style:use-window-font-color="true" fo:font-size="12pt" style:font-size-asian="12pt" style:font-size-complex="12pt"/>
    </style:style>
    <style:style style:name="P38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8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9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9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9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9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9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9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396"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397" style:parent-style-name="Normal" style:family="paragraph">
      <style:paragraph-properties fo:text-align="justify" fo:margin-bottom="0in" fo:line-height="100%" fo:background-color="#FFFFFF"/>
    </style:style>
    <style:style style:name="T39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399"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0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01"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0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03" style:parent-style-name="Normal" style:family="paragraph">
      <style:paragraph-properties fo:text-align="justify" fo:margin-bottom="0in" fo:line-height="100%" fo:background-color="#FFFFFF"/>
    </style:style>
    <style:style style:name="T40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05"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0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07" style:parent-style-name="Normal" style:family="paragraph">
      <style:paragraph-properties fo:text-align="justify" fo:margin-bottom="0in" fo:line-height="100%" fo:background-color="#FFFFFF"/>
    </style:style>
    <style:style style:name="T40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09"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1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11"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1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1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1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1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1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17" style:parent-style-name="Normal" style:family="paragraph">
      <style:paragraph-properties fo:text-align="justify" fo:margin-bottom="0in" fo:line-height="100%" fo:background-color="#FFFFFF"/>
    </style:style>
    <style:style style:name="T41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19"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2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21"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2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23"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2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25" style:parent-style-name="Normal" style:family="paragraph">
      <style:paragraph-properties fo:text-align="justify" fo:margin-bottom="0in" fo:line-height="100%" fo:background-color="#FFFFFF">
        <style:tab-stops>
          <style:tab-stop style:type="left" style:position="0.1972in"/>
        </style:tab-stops>
      </style:paragraph-properties>
    </style:style>
    <style:style style:name="T42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27"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2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29"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3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3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P432" style:parent-style-name="Normal" style:family="paragraph">
      <style:paragraph-properties fo:text-align="justify" fo:margin-bottom="0in" fo:line-height="100%" fo:background-color="#FFFFFF"/>
    </style:style>
    <style:style style:name="T433"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34"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35"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36"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3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38"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39"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40"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441"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42" style:parent-style-name="Normal" style:family="paragraph">
      <style:paragraph-properties fo:text-align="justify" fo:margin-top="0.0416in" fo:margin-bottom="0.0416in" fo:line-height="100%" fo:background-color="#FFFFFF"/>
      <style:text-properties style:font-name="Arial" style:font-name-asian="Times New Roman" style:font-name-complex="Arial" fo:font-size="12pt" style:font-size-asian="12pt" style:font-size-complex="12pt" style:language-asian="pt" style:country-asian="BR"/>
    </style:style>
    <style:style style:name="P443" style:parent-style-name="Normal" style:family="paragraph">
      <style:paragraph-properties fo:text-align="justify" fo:margin-top="0.0416in" fo:margin-bottom="0.0416in" fo:line-height="100%" fo:background-color="#FFFFFF"/>
      <style:text-properties style:font-name="Arial" style:font-name-asian="Times New Roman" style:font-name-complex="Arial" fo:font-size="12pt" style:font-size-asian="12pt" style:font-size-complex="12pt" style:language-asian="pt" style:country-asian="BR"/>
    </style:style>
    <style:style style:name="P444"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45" style:parent-style-name="Normal" style:family="paragraph">
      <style:paragraph-properties fo:text-align="justify" fo:margin-top="0.0833in" fo:line-height="150%"/>
    </style:style>
    <style:style style:name="T446" style:parent-style-name="Fonteparág.padrão" style:family="text">
      <style:text-properties style:font-name="Arial" style:font-name-complex="Arial" fo:font-size="12pt" style:font-size-asian="12pt" style:font-size-complex="12pt"/>
    </style:style>
    <style:style style:name="T447"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448" style:parent-style-name="Fonteparág.padrão" style:family="text">
      <style:text-properties style:font-name="Arial" style:font-name-complex="Arial" fo:font-size="12pt" style:font-size-asian="12pt" style:font-size-complex="12pt"/>
    </style:style>
    <style:style style:name="T449"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450" style:parent-style-name="Fonteparág.padrão" style:family="text">
      <style:text-properties style:font-name="Arial" style:font-name-complex="Arial" fo:font-size="12pt" style:font-size-asian="12pt" style:font-size-complex="12pt"/>
    </style:style>
    <style:style style:name="T451"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452" style:parent-style-name="Fonteparág.padrão" style:family="text">
      <style:text-properties style:font-name="Arial" style:font-name-complex="Arial" fo:font-size="12pt" style:font-size-asian="12pt" style:font-size-complex="12pt"/>
    </style:style>
    <style:style style:name="T453"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454" style:parent-style-name="Fonteparág.padrão" style:family="text">
      <style:text-properties style:font-name="Arial" style:font-name-complex="Arial" fo:font-size="12pt" style:font-size-asian="12pt" style:font-size-complex="12pt"/>
    </style:style>
    <style:style style:name="T455"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456" style:parent-style-name="Fonteparág.padrão" style:family="text">
      <style:text-properties style:font-name="Arial" style:font-name-complex="Arial" fo:font-size="12pt" style:font-size-asian="12pt" style:font-size-complex="12pt"/>
    </style:style>
    <style:style style:name="P45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5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59"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60"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61"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62"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63"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64"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6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6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67"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68"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69"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70"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71"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72"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73"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74"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75"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76"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77"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478" style:parent-style-name="Normal"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79"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480" style:parent-style-name="Normal" style:family="paragraph">
      <style:paragraph-properties fo:margin-top="0.0416in" fo:margin-bottom="0.0416in" fo:line-height="100%" fo:background-color="#FFFFFF"/>
      <style:text-properties style:font-name="Arial" style:font-name-asian="Times New Roman" style:font-name-complex="Arial" fo:font-size="12pt" style:font-size-asian="12pt" style:font-size-complex="12pt" style:language-asian="pt" style:country-asian="BR"/>
    </style:style>
    <style:style style:name="P481" style:parent-style-name="Normal" style:family="paragraph">
      <style:paragraph-properties fo:margin-bottom="0in" fo:line-height="100%" fo:background-color="#FFFFFF"/>
    </style:style>
    <style:style style:name="T48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8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8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8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8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87"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8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89" style:parent-style-name="Normal" style:family="paragraph">
      <style:paragraph-properties fo:margin-bottom="0in" fo:line-height="100%" fo:background-color="#FFFFFF"/>
    </style:style>
    <style:style style:name="T49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9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9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9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9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9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49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497" style:parent-style-name="Normal" style:family="paragraph">
      <style:paragraph-properties fo:margin-bottom="0in" fo:line-height="100%" fo:background-color="#FFFFFF"/>
    </style:style>
    <style:style style:name="T49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499"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0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0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0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03" style:parent-style-name="Normal" style:family="paragraph">
      <style:paragraph-properties fo:margin-bottom="0in" fo:line-height="100%" fo:background-color="#FFFFFF"/>
    </style:style>
    <style:style style:name="T50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0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0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07"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0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09" style:parent-style-name="Normal" style:family="paragraph">
      <style:paragraph-properties fo:margin-bottom="0in" fo:line-height="100%" fo:background-color="#FFFFFF"/>
    </style:style>
    <style:style style:name="T51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1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1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13" style:parent-style-name="Normal" style:family="paragraph">
      <style:paragraph-properties fo:margin-bottom="0in" fo:line-height="100%" fo:background-color="#FFFFFF"/>
    </style:style>
    <style:style style:name="T51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1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1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17"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1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19" style:parent-style-name="Normal" style:family="paragraph">
      <style:paragraph-properties fo:margin-bottom="0in" fo:line-height="100%" fo:background-color="#FFFFFF"/>
    </style:style>
    <style:style style:name="T52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21"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2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2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2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25" style:parent-style-name="Normal" style:family="paragraph">
      <style:paragraph-properties fo:margin-bottom="0in" fo:line-height="100%" fo:background-color="#FFFFFF"/>
    </style:style>
    <style:style style:name="T52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27"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2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29"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3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31" style:parent-style-name="Normal" style:family="paragraph">
      <style:paragraph-properties fo:margin-bottom="0in" fo:line-height="100%" fo:background-color="#FFFFFF"/>
    </style:style>
    <style:style style:name="T53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3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3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35"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3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37" style:parent-style-name="Normal" style:family="paragraph">
      <style:paragraph-properties fo:margin-bottom="0in" fo:line-height="100%" fo:background-color="#FFFFFF"/>
    </style:style>
    <style:style style:name="T53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39"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4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41" style:parent-style-name="Normal" style:family="paragraph">
      <style:paragraph-properties fo:margin-bottom="0in" fo:line-height="100%" fo:background-color="#FFFFFF"/>
    </style:style>
    <style:style style:name="T542"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43"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44"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45"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46"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4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48" style:parent-style-name="Normal" style:family="paragraph">
      <style:paragraph-properties fo:margin-bottom="0in" fo:line-height="100%" fo:background-color="#FFFFFF"/>
    </style:style>
    <style:style style:name="T549"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5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51" style:parent-style-name="Fonteparág.padrão" style:family="text">
      <style:text-properties style:font-name="Arial" style:font-name-asian="Times New Roman" style:font-name-complex="Arial" fo:font-style="italic" style:font-style-asian="italic" style:font-style-complex="italic" fo:font-size="12pt" style:font-size-asian="12pt" style:font-size-complex="12pt" style:language-asian="pt" style:country-asian="BR"/>
    </style:style>
    <style:style style:name="T55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553" style:parent-style-name="Fonteparág.padrão" style:family="text">
      <style:text-properties style:font-name="Arial" style:font-name-asian="Times New Roman" style:font-name-complex="Arial" fo:font-size="12pt" style:font-size-asian="12pt" style:font-size-complex="12pt" fo:background-color="#F0F3F5" style:language-asian="pt" style:country-asian="BR"/>
    </style:style>
    <style:style style:name="T55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555" style:parent-style-name="ParágrafodaLista" style:family="paragraph">
      <style:paragraph-properties fo:text-align="justify" fo:margin-top="0.0833in" fo:line-height="150%"/>
      <style:text-properties style:font-name="Arial" style:font-name-complex="Arial" fo:font-weight="bold" style:font-weight-asian="bold" style:font-weight-complex="bold" fo:font-size="12pt" style:font-size-asian="12pt" style:font-size-complex="12pt"/>
    </style:style>
    <style:style style:name="P556" style:parent-style-name="Normal" style:family="paragraph">
      <style:paragraph-properties fo:text-align="justify" fo:margin-top="0.0833in" fo:line-height="150%"/>
      <style:text-properties style:font-name="Arial" style:font-name-complex="Arial" fo:font-size="12pt" style:font-size-asian="12pt" style:font-size-complex="12pt"/>
    </style:style>
    <style:style style:name="P557" style:parent-style-name="Normal" style:family="paragraph">
      <style:paragraph-properties fo:text-align="justify" fo:margin-top="0.0833in" fo:line-height="150%"/>
      <style:text-properties style:font-name="Fira Code" style:font-name-complex="Fira Code" fo:font-weight="bold" style:font-weight-asian="bold" style:font-weight-complex="bold" fo:font-size="12pt" style:font-size-asian="12pt" style:font-size-complex="12pt"/>
    </style:style>
    <style:style style:name="P558" style:parent-style-name="Normal" style:family="paragraph">
      <style:paragraph-properties fo:text-align="justify" fo:margin-top="0.0833in" fo:line-height="150%"/>
      <style:text-properties style:font-name="Fira Code" style:font-name-complex="Fira Code" fo:font-size="12pt" style:font-size-asian="12pt" style:font-size-complex="12pt"/>
    </style:style>
    <style:style style:name="P559" style:parent-style-name="Normal" style:family="paragraph">
      <style:paragraph-properties fo:text-align="justify" fo:margin-top="0.0833in" fo:line-height="150%"/>
      <style:text-properties style:font-name="Fira Code" style:font-name-complex="Fira Code" fo:font-weight="bold" style:font-weight-asian="bold" style:font-weight-complex="bold" fo:font-size="12pt" style:font-size-asian="12pt" style:font-size-complex="12pt"/>
    </style:style>
    <style:style style:name="P560" style:parent-style-name="Normal" style:family="paragraph">
      <style:paragraph-properties fo:text-align="justify" fo:margin-top="0.0833in" fo:line-height="150%"/>
      <style:text-properties style:font-name="Fira Code" style:font-name-complex="Fira Code" fo:font-size="12pt" style:font-size-asian="12pt" style:font-size-complex="12pt"/>
    </style:style>
    <style:style style:name="P561" style:parent-style-name="Normal" style:family="paragraph">
      <style:paragraph-properties fo:text-align="justify" fo:margin-top="0.0833in" fo:line-height="150%"/>
      <style:text-properties style:font-name="Fira Code" style:font-name-complex="Fira Code" fo:font-weight="bold" style:font-weight-asian="bold" style:font-weight-complex="bold" fo:font-size="12pt" style:font-size-asian="12pt" style:font-size-complex="12pt"/>
    </style:style>
    <style:style style:name="T562" style:parent-style-name="Fonteparág.padrão" style:family="text">
      <style:text-properties style:font-name="Fira Code" style:font-name-complex="Fira Code" fo:font-size="12pt" style:font-size-asian="12pt" style:font-size-complex="12pt"/>
    </style:style>
  </office:automatic-styles>
  <office:body>
    <office:text text:use-soft-page-breaks="true">
      <text:p text:style-name="P1">TREINAMENTO GIT</text:p>
      <text:list text:style-name="LFO1" text:continue-numbering="true">
        <text:list-item>
          <text:p text:style-name="P2">Para que serve Git?</text:p>
        </text:list-item>
      </text:list>
      <text:p text:style-name="P3">Imaginemos que você, uma pessoa que desenvolve, tem um projeto em seu computador.</text:p>
      <text:p text:style-name="P4">Obviamente, você fará alterações no código, porém, você trabalha em uma equipe, portanto, além de você existem outras pessoas que estão desenvolvendo neste mesmo projeto. Cada um possui uma cópia do projeto nas suas respectivas máquinas locais, para que seja possível fazer alterações, e ver tudo funcionando direitinho antes de enviar para outra pessoa.</text:p>
      <text:p text:style-name="P5">No entanto, como todos estão trabalhando no mesmo projeto, essas pessoas precisam entender que modificações estão sendo feitas em paralelo. Então, quando você realizar alguma alteração, por exemplo, é necessário notificar o restante da equipe.</text:p>
      <text:p text:style-name="P6"><text:span text:style-name="T7">Porém, quando você faz esta alteração e tenta enviar aos outros, seja por meio de um pendrive, por e-mail, salvando no Dropbox, pode acontecer deles já terem feito uma alteração também, ou terem feito outras modificações anteriormente. </text:span><text:span text:style-name="T8">De que forma podemos controlar essas versões diferentes de um mesmo código?</text:span></text:p>
      <text:p text:style-name="P9">Não é difícil de imaginar que deste modo o trabalho fica bastante confuso, certo? Então, uma das soluções possíveis é separar um servidor específico para o envio das alterações dos arquivos. Todos da equipe terão acesso a este servidor.</text:p>
      <text:p text:style-name="P10">Neste servidor, deve haver alguma ferramenta capaz de identificar que a versão enviada não é a mais recente,<text:s/>e, portanto,<text:s/>não deixe o arquivo ser enviado. Isto é, antes do envio de uma alteração, este colega de trabalho precisará baixar as alterações que já foram enviadas, para que só então consiga enviar a versão atualizada por ele.</text:p>
      <text:p text:style-name="P11"><text:span text:style-name="T12">Isso é o chamado </text:span><text:span text:style-name="T13">controle de versão</text:span><text:span text:style-name="T14">, pois se temos diferentes versões do código precisaremos de um sistema que controle essas versões. E é isso que o<text:s/></text:span><text:soft-page-break/><text:span text:style-name="T15">Git fará para nós. Este não é o único sistema de controle de versão que existe. Outras alternativas são:</text:span></text:p>
      <text:list text:style-name="LFO2" text:continue-numbering="true">
        <text:list-item>
          <text:p text:style-name="P16">CVS</text:p>
        </text:list-item>
        <text:list-item>
          <text:p text:style-name="P17">SVN</text:p>
        </text:list-item>
        <text:list-item>
          <text:p text:style-name="P18">Mercurial</text:p>
        </text:list-item>
        <text:list-item>
          <text:p text:style-name="P19">GIT</text:p>
        </text:list-item>
      </text:list>
      <text:p text:style-name="P20"><text:span text:style-name="T21">O Git é o mais utilizado entre eles atualmente por conta de algumas características vantajosas, como permitir uma cópia do projeto, um </text:span><text:span text:style-name="T22">repositório do projeto</text:span><text:span text:style-name="T23"> em sua máquina, para que se possa trabalhar em cima dela e então enviá-lo para outro repositório, o que se denomina </text:span><text:span text:style-name="T24">repositórios distribuídos</text:span><text:span text:style-name="T25">.</text:span></text:p>
      <text:p text:style-name="P26">Isso permite o trabalho de modo offline, antes da comunicação com outro servidor para que o envio de versões, e assim por diante. Existem várias outras diferenças entre estas alternativas, e você as entenderá melhor no decorrer do curso.</text:p>
      <text:p text:style-name="P27">Agora que já entendemos a motivação para utilizar o Git, e em que cenário faz sentido usarmos um controle de versões, vamos instalá-lo e ver como ele funciona?</text:p>
      <text:list text:style-name="LFO1" text:continue-numbering="true">
        <text:list-item>
          <text:p text:style-name="P28">Instalando o GIT</text:p>
        </text:list-item>
      </text:list>
      <text:p text:style-name="P29">https://git-scm.com/</text:p>
      <text:list text:style-name="LFO1" text:continue-numbering="true">
        <text:list-item>
          <text:p text:style-name="P30">Repositórios</text:p>
        </text:list-item>
      </text:list>
      <text:p text:style-name="P31"><text:span text:style-name="T32">Abra o<text:s/></text:span><text:span text:style-name="T33">git bash</text:span><text:span text:style-name="T34"><text:s/>que é o terminal foi instalado junto com o git e vamos criar uma<text:s/></text:span><text:span text:style-name="T35">pasta para nosso repositório:</text:span></text:p>
      <text:p text:style-name="P36">mkdir curso_git</text:p>
      <text:p text:style-name="P37">Exibindo a pasta:</text:p>
      <text:p text:style-name="P38">ls</text:p>
      <text:p text:style-name="P39">entrando na pasta criada:</text:p>
      <text:soft-page-break/>
      <text:p text:style-name="P40">cd curso_git</text:p>
      <text:p text:style-name="P41">obs: o tab ajuda no preenchimento no terminal, isso agiliza muito o processo de navegação.</text:p>
      <text:p text:style-name="P42">Iniciando nosso repositório git:</text:p>
      <text:p text:style-name="P43">git init</text:p>
      <text:p text:style-name="P44">Ao iniciar um repositório, é criada uma pasta<text:s/>oculta no diretório, para exibirmos pelo terminal podemos utilizar o comando:</text:p>
      <text:p text:style-name="P45">ls -a</text:p>
      <text:p text:style-name="P46">obs: para uma apresentação<text:s/>detalhada e<text:s/>em forma de lista<text:s/>com arquivos ocultos<text:s/>utilize:</text:p>
      <text:p text:style-name="P47">ls -lha</text:p>
      <text:p text:style-name="P48">Com a pasta criada corretamente, podemos verificar qual o status atual do nosso repositório:</text:p>
      <text:p text:style-name="P49">git status</text:p>
      <text:p text:style-name="P50">Criaremos<text:s/>um Arquivo index.html dentro do repositório com o seguinte exemplo:</text:p>
      <text:p text:style-name="P51">&lt;!DOCTYPE html&gt;</text:p>
      <text:p text:style-name="P52">&lt;html&gt;</text:p>
      <text:p text:style-name="P53"/>
      <text:p text:style-name="P54">&lt;head&gt;</text:p>
      <text:p text:style-name="P55">    &lt;meta charset='utf-8'&gt;</text:p>
      <text:p text:style-name="P56">    &lt;meta http-equiv='X-UA-Compatible' content='IE=edge'&gt;</text:p>
      <text:p text:style-name="P57">    &lt;title&gt;ITIX UP v.4&lt;/title&gt;</text:p>
      <text:p text:style-name="P58">    &lt;meta name='viewport' content='width=device-width, initial-scale=1'&gt;</text:p>
      <text:p text:style-name="P59">    &lt;link rel='stylesheet' type='text/css' media='screen' href='main.css'&gt;</text:p>
      <text:p text:style-name="P60">    &lt;script src='main.js'&gt;&lt;/script&gt;</text:p>
      <text:p text:style-name="P61">&lt;/head&gt;</text:p>
      <text:p text:style-name="P62"/>
      <text:p text:style-name="P63">&lt;body&gt;</text:p>
      <text:p text:style-name="P64">    &lt;ul&gt;</text:p>
      <text:p text:style-name="P65">        &lt;li&gt;Java&lt;/li&gt;</text:p>
      <text:p text:style-name="P66">        &lt;li&gt;Docker&lt;/li&gt;</text:p>
      <text:p text:style-name="P67">        &lt;li&gt;Angular&lt;/li&gt;</text:p>
      <text:p text:style-name="P68">        &lt;li&gt;Integração Continua&lt;/li&gt;</text:p>
      <text:p text:style-name="P69">    &lt;/ul&gt;</text:p>
      <text:p text:style-name="P70">&lt;/body&gt;</text:p>
      <text:p text:style-name="P71"/>
      <text:p text:style-name="P72">&lt;/html&gt;</text:p>
      <text:p text:style-name="P73">Verificar o<text:s/>status novamente<text:s/>com:</text:p>
      <text:p text:style-name="P74">git status</text:p>
      <text:list text:style-name="LFO1" text:continue-numbering="true">
        <text:list-item>
          <text:p text:style-name="P75">O que aprendemos?</text:p>
        </text:list-item>
      </text:list>
      <text:p text:style-name="P76"><text:span text:style-name="T77">O que são (e para que servem) </text:span><text:span text:style-name="T78">sistemas de controle de versões</text:span><text:span text:style-name="T79"> e como eles podem ajudar o nosso fluxo de desenvolvimento</text:span><text:span text:style-name="T80">:</text:span></text:p>
      <text:list text:style-name="LFO1" text:continue-numbering="true">
        <text:list-item>
          <text:p text:style-name="P81">Nos ajudam a manter um histórico de alterações;</text:p>
        </text:list-item>
        <text:list-item>
          <text:p text:style-name="P82">Nos ajudam a ter controle sobre cada alteração no código;</text:p>
        </text:list-item>
        <text:list-item>
          <text:p text:style-name="P83">Nos ajudam para que uma alteração de determinada pessoa não influencie na alteração realizada por outra;</text:p>
        </text:list-item>
      </text:list>
      <text:p text:style-name="P84">O que é o Git e como instalá-lo</text:p>
      <text:p text:style-name="P85"><text:span text:style-name="T86">Que com o comando </text:span><text:span text:style-name="T87">git init</text:span><text:span text:style-name="T88"> nós conseguimos criar um repositório Git;</text:span></text:p>
      <text:p text:style-name="P89"><text:span text:style-name="T90">Como analisar o estado do nosso repositório através do comando </text:span><text:span text:style-name="T91">git status</text:span><text:span text:style-name="T92">.</text:span></text:p>
      <text:p text:style-name="P93"/>
      <text:list text:style-name="LFO5" text:continue-numbering="true">
        <text:list-item>
          <text:p text:style-name="P94">Salvando Alterações</text:p>
        </text:list-item>
      </text:list>
      <text:soft-page-break/>
      <text:p text:style-name="P95"><text:span text:style-name="T96">Ao utilizarmos o comando<text:s/></text:span><text:span text:style-name="T97">git status</text:span><text:span text:style-name="T98">, verificamos quais arquivos estão prontos para serem “salvos”</text:span><text:span text:style-name="T99"><text:s/>ou “stag</text:span><text:span text:style-name="T100">g</text:span><text:span text:style-name="T101">ed”</text:span><text:span text:style-name="T102"><text:s/>no nosso repositósio, para salvá-los utilizamos o comando:</text:span></text:p>
      <text:p text:style-name="P103">git add “nome_arquivo”</text:p>
      <text:p text:style-name="P104"><text:span text:style-name="T105">obs: podemos utilizar<text:s/></text:span><text:span text:style-name="T106">git add .</text:span><text:span text:style-name="T107"><text:s/></text:span><text:span text:style-name="T108">(comando mais utilizado)<text:s/></text:span><text:span text:style-name="T109">para adicionar todos os arquivos do nosso diretório.</text:span><text:span text:style-name="T110"><text:s/>Ao utilizar este método é sempre bom ficar atento aos arquivos que serão adicionados.</text:span></text:p>
      <text:p text:style-name="P111"><text:span text:style-name="T112">No nosso caso utilizaremos o comando<text:s/></text:span><text:span text:style-name="T113">git add .</text:span><text:span text:style-name="T114"><text:s/>e por seguida utilizaremos o comando<text:s/></text:span><text:span text:style-name="T115">git status</text:span><text:span text:style-name="T116"><text:s/>para verificar o status atual.</text:span></text:p>
      <text:p text:style-name="P117">Podemos observar que temos o arquivo index.html<text:s/>criado anteriormente,<text:s/>que está pronto para ser commitado, para tal, utilizamos:</text:p>
      <text:p text:style-name="P118">git commit -m "criação inicial do projeto"</text:p>
      <text:p text:style-name="P119">obs: Durante o processo de primeiro commit, pode ser necessário configurar o usuário e email da pessoa que está realizando o commit, para isso 2 comandos serão apresentados no terminal que são:</text:p>
      <text:p text:style-name="P120">git config --global user.name "John Doe"</text:p>
      <text:p text:style-name="P121">git config --global user.email johndoe@example.com</text:p>
      <text:p text:style-name="P122">Para mais informações o link da documentação deste passo:</text:p>
      <text:p text:style-name="P123"><text:a xlink:href="https://git-scm.com/book/en/v2/Customizing-Git-Git-Configuration" office:target-frame-name="_top" xlink:show="replace"><text:span text:style-name="T124">https://git-scm.com/book/en/v2/Customizing-Git-Git-Configuration</text:span></text:a><text:span text:style-name="T125"><text:s/></text:span></text:p>
      <text:p text:style-name="P126">Agora com nosso primeiro commit realizado, podemos executar o comando:</text:p>
      <text:p text:style-name="P127">git log</text:p>
      <text:p text:style-name="P128"><text:span text:style-name="T129">Agora</text:span><text:span text:style-name="T130"><text:s/>que vimos o histórico de modificações,</text:span><text:span text:style-name="T131"><text:s/>faremos uma</text:span><text:span text:style-name="T132"><text:s/>nova</text:span><text:span text:style-name="T133"><text:s/>modificação<text:s/></text:span><text:span text:style-name="T134">no</text:span><text:span text:style-name="T135"><text:s/>nosso arquivo e salvaremos,<text:s/></text:span><text:span text:style-name="T136">em</text:span><text:span text:style-name="T137"><text:s/>segui</text:span><text:span text:style-name="T138">da</text:span><text:span text:style-name="T139">, utilizaremos o<text:s/></text:span><text:span text:style-name="T140">git status</text:span><text:span text:style-name="T141"><text:s/>novamente. Como podemos ver, o arquivo possui uma diferença e pode ser colocado no estado de<text:s/></text:span><text:span text:style-name="T142">stage</text:span><text:span text:style-name="T143"><text:s/>para ser<text:s/></text:span><text:span text:style-name="T144">commitado</text:span><text:span text:style-name="T145"><text:s/>novamente, para visualizarmos as modificações deste arquivo utilizaremos:</text:span></text:p>
      <text:p text:style-name="P146">git diff</text:p>
      <text:soft-page-break/>
      <text:p text:style-name="P147"><text:span text:style-name="T148">Quando um arquivo já foi commitado anteriormente,<text:s/></text:span><text:span text:style-name="T149">podemos fazer nosso próximo commit</text:span><text:span text:style-name="T150"><text:s/>sem precisar fazer o<text:s/></text:span><text:span text:style-name="T151">git add .</text:span><text:span text:style-name="T152"><text:s/>adicionando a flag -a como o seguinte comando:</text:span></text:p>
      <text:p text:style-name="P153">git commit -am "ajuste acentuação"</text:p>
      <text:p text:style-name="P154">Com isso temos nosso segundo commit salvo em nosso repositório, agora para leitura com mais detalhes segue este link com a documentação do git:</text:p>
      <text:p text:style-name="P155"><text:a xlink:href="https://git-scm.com/book/pt-br/v2/Fundamentos-de-Git-Gravando-Altera%C3%A7%C3%B5es-em-Seu-Reposit%C3%B3rio" office:target-frame-name="_top" xlink:show="replace"><text:span text:style-name="T156">https://git-scm.com/book/pt-br/v2/Fundamentos-de-Git-Gravando-Altera%C3%A7%C3%B5es-em-Seu-Reposit%C3%B3rio</text:span></text:a></text:p>
      <text:p text:style-name="P157">Vimos anteriormente que podemos visualizar o histórico de commits, para isso utilizamos:</text:p>
      <text:p text:style-name="P158">git log</text:p>
      <text:p text:style-name="P159">Mas para cada comando, existem diversas variações que podem ser utilizadas, por exemplo no link seguinte podemos ver várias opções de modificações do comando git log:</text:p>
      <text:p text:style-name="P160"><text:a xlink:href="https://devhints.io/git-log" office:target-frame-name="_top" xlink:show="replace"><text:span text:style-name="T161">https://devhints.io/git-log</text:span></text:a></text:p>
      <text:p text:style-name="P162"><text:span text:style-name="T163">Geralmente em um repositório, existirão muitos arquivos, alguns, entretanto, não são necessários que sejam salvos e commitados, para isso devemos configurar um arquivo chamado<text:s/></text:span><text:span text:style-name="T164">.gitignore</text:span><text:span text:style-name="T165"><text:s/>em nosso repositório.</text:span></text:p>
      <text:p text:style-name="P166">Primeiramente vamos criar um arquivo:</text:p>
      <text:p text:style-name="P167">touch ignorar_este_arquivo.txt</text:p>
      <text:p text:style-name="P168"><text:span text:style-name="T169">Agora podemos fazer um<text:s/></text:span><text:span text:style-name="T170">git status</text:span><text:span text:style-name="T171"><text:s/>para ver que o arquivo realmente foi criado e esta em condições de ser salvo e commitado, mas queremos ignorá-lo, para tal, podemos criar o<text:s/></text:span><text:span text:style-name="T172">.gitignore:</text:span></text:p>
      <text:p text:style-name="P173">nano .gitignore</text:p>
      <text:p text:style-name="P174">o comando nano abre um editor de texto vinculado ao seu terminal, com isso podemos simplesmente adicionar o nome do arquivo/pasta que queremos ignorar no nosso caso adicionaremos na primeira linha do arquivo:</text:p>
      <text:p text:style-name="P175">ignorar_este_arquivo.txt</text:p>
      <text:soft-page-break/>
      <text:p text:style-name="P176">pronto, agora podemos realizar um novo git status, e o arquivo que adicionamos ao .gitignore será ignorado e não será rastreado pelo git.</text:p>
      <text:p text:style-name="P177">Mas falta um passo, não rastreamos o arquivo .gitignore ainda, para isso:</text:p>
      <text:p text:style-name="P178">git add .gitignore</text:p>
      <text:p text:style-name="P179">git commit -m "adicionando .gitignore"</text:p>
      <text:p text:style-name="P180">Podemos verificar nossos commits com git log.</text:p>
      <text:list text:style-name="LFO5" text:continue-numbering="true">
        <text:list-item>
          <text:p text:style-name="P181">O que aprendemos?</text:p>
        </text:list-item>
      </text:list>
      <text:p text:style-name="P182">Que um commit é a forma de salvar um estado ou versão do nosso código;</text:p>
      <text:p text:style-name="P183">Como adicionar arquivos para serem commitados com git add;</text:p>
      <text:p text:style-name="P184">Como commitar arquivos, utilizando o comando git commit;</text:p>
      <text:p text:style-name="P185">Como verificar o histórico de commits, através do git log e algumas de suas opções:</text:p>
      <text:list text:style-name="LFO5" text:continue-numbering="true">
        <text:list-item>
          <text:p text:style-name="P186">git log --oneline</text:p>
        </text:list-item>
        <text:list-item>
          <text:p text:style-name="P187">git log -p</text:p>
        </text:list-item>
        <text:list-item>
          <text:p text:style-name="P188">git log --pretty="parametros de formatação"</text:p>
        </text:list-item>
      </text:list>
      <text:p text:style-name="P189">Como fazer o Git não monitorar arquivos, através do .gitignore</text:p>
      <text:p text:style-name="P190">Que não devemos realizar commit, ou seja, salvar um estado, da nossa aplicação que não esteja funcionando.</text:p>
      <text:list text:style-name="LFO6" text:continue-numbering="true">
        <text:list-item>
          <text:p text:style-name="P191">Repositórios Remotos</text:p>
        </text:list-item>
      </text:list>
      <text:p text:style-name="P192">Agora, sairemos da pasta curso_git criada anteriormente com o comando:</text:p>
      <text:p text:style-name="P193">cd ..</text:p>
      <text:p text:style-name="P194">Criaremos outra pasta:</text:p>
      <text:p text:style-name="P195">mkdir servidor_local</text:p>
      <text:p text:style-name="P196">cd servidor_local</text:p>
      <text:p text:style-name="P197">iremos criar nosso servidor local que armazenará nossas alterações, neste diretório não iremos fazer modificações, com o comando:</text:p>
      <text:soft-page-break/>
      <text:p text:style-name="P198">git init<text:s/>--bare</text:p>
      <text:p text:style-name="P199">Copiaremos o caminho do nosso servidor:</text:p>
      <text:p text:style-name="P200">~/Desktop/servidor_local</text:p>
      <text:p text:style-name="P201">E voltaremos a pasta do nosso repositório inicial:</text:p>
      <text:p text:style-name="P202">cd ../curso_git/</text:p>
      <text:p text:style-name="P203">Adicionaremos um repositório remoto com o comando:</text:p>
      <text:p text:style-name="P204">git remote add servidor_local ~/Desktop/servidor_local</text:p>
      <text:p text:style-name="P205">para garantir que o endereço está correto, podemos utilizar o comando:</text:p>
      <text:p text:style-name="P206">git remote -v</text:p>
      <text:p text:style-name="P207">iremos enviar nossas primeiras alterações do projeto curso_git ao repositório criado anteriormente:</text:p>
      <text:p text:style-name="P208">git push servidor_local</text:p>
      <text:p text:style-name="P209">Pronto, nosso servidor já possui nossas alterações, agora podemos clonar os dados contidos no servidor em uma outra pasta por exemplo:</text:p>
      <text:p text:style-name="P210">mkdir ../projeto_curso_git</text:p>
      <text:p text:style-name="P211">cd ../projeto_curso_git/</text:p>
      <text:p text:style-name="P212">git clone<text:s/>~/Desktop/servidor_local projeto</text:p>
      <text:p text:style-name="P213">cd projeto/</text:p>
      <text:p text:style-name="P214">ls -lha</text:p>
      <text:p text:style-name="P215">Aqui, temos as alterações realizadas anteriormente no outro diretório que estávamos trabalhando.</text:p>
      <text:p text:style-name="P216">Agora iremos fazer uma modificação no index.html por este novo diretório e commitaremos a alteração:</text:p>
      <text:p text:style-name="P217">git status</text:p>
      <text:p text:style-name="P218">git add .</text:p>
      <text:p text:style-name="P219">git commit -m "ajuste de título"</text:p>
      <text:soft-page-break/>
      <text:p text:style-name="P220">Agora, iremos enviar nossas alterações ao servidor_local, podemos utilizar o comando:</text:p>
      <text:p text:style-name="P221">git push</text:p>
      <text:p text:style-name="P222">iremos navegar ao diretório anterior e sincronizar nossas alterações feitas no novo diretório:</text:p>
      <text:p text:style-name="P223">cd ../../curso_git/</text:p>
      <text:p text:style-name="P224">git pull</text:p>
      <text:p text:style-name="P225">neste momento o git sugerirá 2 opções, fazer o comando mencionando o servidor_local ou adicionar informações de rastreio ao servidor_local com o segundo comando, no nosso caso iremos utilizar a segunda opção para podermos fazer o git pull diretamente ao servidor sincronizado.</text:p>
      <text:p text:style-name="P226">git branch --set-upstream-to=servidor_local/master master</text:p>
      <text:p text:style-name="P227">git status</text:p>
      <text:p text:style-name="P228">git pull</text:p>
      <text:p text:style-name="P229"><text:span text:style-name="T230">agora temos nosso repositório sincronizado ao servidor_local, podemos enviar alterações que forem commitadas e buscar alterações diretamente com os comandos<text:s/></text:span><text:span text:style-name="T231">git push</text:span><text:span text:style-name="T232"><text:s/>e<text:s/></text:span><text:span text:style-name="T233">git pull</text:span><text:span text:style-name="T234">.</text:span></text:p>
      <text:p text:style-name="P235">Neste momento, faremos uma alteração qualquer no arquivo index.html e enviaremos ao nosso servidor:</text:p>
      <text:p text:style-name="P236">nano index.html</text:p>
      <text:p text:style-name="P237">git commit -a -m "adicionando novo titulo"</text:p>
      <text:p text:style-name="P238">git push</text:p>
      <text:p text:style-name="P239">trocaremos para o nosso outro diretório de trabalho:</text:p>
      <text:p text:style-name="P240">cd ../projeto_curso_git/projeto</text:p>
      <text:p text:style-name="P241">git fetch</text:p>
      <text:p text:style-name="P242">git pull</text:p>
      <text:soft-page-break/>
      <text:p text:style-name="P243"><text:span text:style-name="T244">Realizamos o comando<text:s/></text:span><text:span text:style-name="T245">git fetch</text:span><text:span text:style-name="T246">, esse cara faz uma sincronização com o servidor, quando utilizamos o<text:s/></text:span><text:span text:style-name="T247">git pull</text:span><text:span text:style-name="T248">, o<text:s/></text:span><text:span text:style-name="T249">git fetch</text:span><text:span text:style-name="T250"><text:s/>é</text:span><text:span text:style-name="T251"><text:s/>sempre</text:span><text:span text:style-name="T252"><text:s/>realizado</text:span><text:span text:style-name="T253"><text:s/>de forma<text:s/></text:span><text:span text:style-name="T254">implícita</text:span><text:span text:style-name="T255"><text:s/>antes do<text:s/></text:span><text:span text:style-name="T256">git pull</text:span><text:span text:style-name="T257">.</text:span></text:p>
      <text:list text:style-name="LFO6" text:continue-numbering="true">
        <text:list-item>
          <text:p text:style-name="P258">Repositório Remoto – Github/GitLab/AzureDevops</text:p>
        </text:list-item>
      </text:list>
      <text:p text:style-name="P259">Criaremos um repositório no Github para subir nossas alterações diretamente<text:s/>a<text:s/>ele.</text:p>
      <text:p text:style-name="P260">cd ../../curso_git/</text:p>
      <text:p text:style-name="P261"><text:span text:style-name="T262">git remote add origin<text:s/></text:span><text:a xlink:href="https://github.com/denercanal/itix-upv4.git" office:target-frame-name="_top" xlink:show="replace"><text:span text:style-name="T263">https://github.com/denercanal/itix-upv4.git</text:span></text:a></text:p>
      <text:p text:style-name="P264">git branch -M main</text:p>
      <text:p text:style-name="P265">git push -u origin main</text:p>
      <text:p text:style-name="P266">Agora podemos visualizar nossos arquivos diretamente no github. Com isso outras pessoas podem clonar o repositório e utilizá-lo como bem entender.</text:p>
      <text:list text:style-name="LFO6" text:continue-numbering="true">
        <text:list-item>
          <text:p text:style-name="P267">O que aprendemos?</text:p>
        </text:list-item>
      </text:list>
      <text:p text:style-name="P268">O que são repositórios remotos;</text:p>
      <text:p text:style-name="P269"><text:span text:style-name="T270">Como criar um repositório Git sem uma cópia dos arquivos (com </text:span><text:span text:style-name="T271">--bare</text:span><text:span text:style-name="T272">) para ser utilizado como servidor;</text:span></text:p>
      <text:p text:style-name="P273"><text:span text:style-name="T274">Como adicionar links para os repositórios remotos, com o comando </text:span><text:span text:style-name="T275">git remote add</text:span><text:span text:style-name="T276">;</text:span></text:p>
      <text:p text:style-name="P277"><text:span text:style-name="T278">Como baixar um repositório pela primeira vez, clonando-o com o comando </text:span><text:span text:style-name="T279">git clone</text:span><text:span text:style-name="T280">;</text:span></text:p>
      <text:p text:style-name="P281"><text:span text:style-name="T282">Como enviar as nossas alterações para um repositório remoto, com </text:span><text:span text:style-name="T283">git push</text:span><text:span text:style-name="T284">;</text:span></text:p>
      <text:p text:style-name="P285"><text:span text:style-name="T286">Como atualizar o nosso repositório com os dados no repositório remoto, utilizando </text:span><text:span text:style-name="T287">git pull</text:span><text:span text:style-name="T288">;</text:span></text:p>
      <text:p text:style-name="P289"><text:span text:style-name="T290">O que é e para que serve o </text:span><text:span text:style-name="T291">GitHub</text:span><text:span text:style-name="T292">;</text:span></text:p>
      <text:p text:style-name="P293"><text:span text:style-name="T294">Como criar um repositório no </text:span><text:span text:style-name="T295">GitHub</text:span><text:span text:style-name="T296">;</text:span></text:p>
      <text:p text:style-name="P297"><text:span text:style-name="T298">Como adicionar um repositório do </text:span><text:span text:style-name="T299">GitHub</text:span><text:span text:style-name="T300"> como repositório remoto.</text:span></text:p>
      <text:list text:style-name="LFO6" text:continue-numbering="true">
        <text:list-item>
          <text:p text:style-name="P301"><text:span text:style-name="T302">Branches</text:span></text:p>
        </text:list-item>
      </text:list>
      <text:soft-page-break/>
      <text:p text:style-name="P303">Criaremos 2 branches(ramificações) que irão seguir linhas de desenvolvimento distintas e independentes entre si:</text:p>
      <text:p text:style-name="P304">git branch titulo</text:p>
      <text:p text:style-name="P305">git checkout titulo</text:p>
      <text:p text:style-name="P306">nesta branch iremos fazer uma modificação no titulo do arquivo index.html, commitar a alteração e subir ao nosso projeto no github:</text:p>
      <text:p text:style-name="P307">nano index.html</text:p>
      <text:p text:style-name="P308">git commit -am "alterando o titulo"</text:p>
      <text:p text:style-name="P309">git push</text:p>
      <text:p text:style-name="P310">nesta etapa a branch criada ainda não foi sincronizada com o servidor do github, para isso precisamos adicionar o comando que o próprio git sugere:</text:p>
      <text:p text:style-name="P311">git push --set-upstream origin titulo</text:p>
      <text:p text:style-name="P312">Utilizando o git log, podemos verificar que a branch main ficou “parada” enquanto que a branch titulo possui um commit.</text:p>
      <text:p text:style-name="P313">Por hora iremos voltar a branch main e criar uma branch lista:</text:p>
      <text:p text:style-name="P314">git checkout main</text:p>
      <text:p text:style-name="P315">git checkout -b lista</text:p>
      <text:p text:style-name="P316">com a flag -b é criado uma branch e diretamente acessamos ela para trabalhar. Agora faremos uma modificação em nossa lista, commitaremos e faremos git push.</text:p>
      <text:p text:style-name="P317">nano index.html</text:p>
      <text:p text:style-name="P318">git commit -am "adicionando Postgres"</text:p>
      <text:p text:style-name="P319">git push</text:p>
      <text:p text:style-name="P320">obs: irá acontecer o mesmo caso anteriormente, com isso podemos utilizar o que o git sugere:</text:p>
      <text:p text:style-name="P321">git push --set-upstream origin lista</text:p>
      <text:p text:style-name="P322">podemos utilizar o site:</text:p>
      <text:p text:style-name="P323"><text:a xlink:href="https://git-school.github.io/visualizing-git/" office:target-frame-name="_top" xlink:show="replace"><text:span text:style-name="T324">https://git-school.github.io/visualizing-git/</text:span></text:a></text:p>
      <text:p text:style-name="P325">nele conseguimos visualizar de forma mais clara o que aconteceu quando criamos as nossas branches derivadas da main e fizemos nossos commits.</text:p>
      <text:p text:style-name="P326">Agora iremos juntar nossas branches criadas, ou seja, enviaremos nossos commits a branch main que é nossa branch principal, verificamos qual branch estamos em seguida trocamos para a main:</text:p>
      <text:p text:style-name="P327">git status</text:p>
      <text:p text:style-name="P328">git checkout main</text:p>
      <text:p text:style-name="P329">Temos 2 opções agora, fazer o merge primeiro da branch titulo ou da branch lista. Faremos primeiramente da branch titulo:</text:p>
      <text:p text:style-name="P330">git merge titulo</text:p>
      <text:p text:style-name="P331">git push</text:p>
      <text:p text:style-name="P332">pronto, temos agora as alterações que foram feitas na branch de titulo. Faremos o mesmo para a branch lista:</text:p>
      <text:p text:style-name="P333">git merge lista</text:p>
      <text:p text:style-name="P334">git status</text:p>
      <text:p text:style-name="P335">git push</text:p>
      <text:p text:style-name="P336">como pudemos ver na branch main existem os commits que foram criados nas 2 branches.</text:p>
      <text:p text:style-name="P337">Vamos visualizar nosso fluxo de trabalho até o momento:</text:p>
      <text:p text:style-name="P338">git log --graph</text:p>
      <text:p text:style-name="P339">vamos fazer um fix, criando uma nova branch e fazendo alguma alteração no arquivo index.html:</text:p>
      <text:p text:style-name="P340">git checkout -b fix_titulo</text:p>
      <text:p text:style-name="P341">nano index.html</text:p>
      <text:p text:style-name="P342">git commit -am "fix do titulo"</text:p>
      <text:soft-page-break/>
      <text:p text:style-name="P343">git push</text:p>
      <text:p text:style-name="P344">git push --set-upstream origin fix_titulo</text:p>
      <text:p text:style-name="P345">git checkout main</text:p>
      <text:p text:style-name="P346">git rebase fix_titulo</text:p>
      <text:p text:style-name="P347">Com essa é uma outra forma de obter o que foi feito na branch fix_titulo. Até então vimos que o git merge faz a unificação das branches através de um novo commit, e o git rebase junta a branch:</text:p>
      <text:p text:style-name="P348">https://medium.datadriveninvestor.com/git-rebase-vs-merge-cc5199edd77c</text:p>
      <text:p text:style-name="P349">No dia-a-dia costumo utilizar mais o método de merge, mas aí vai de cada um o que é melhor e para cada caso, há diversos artigos a respeito dos métodos merge/rebase na internet.</text:p>
      <text:list text:style-name="LFO6" text:continue-numbering="true">
        <text:list-item>
          <text:p text:style-name="P350">Apagando Branches</text:p>
        </text:list-item>
      </text:list>
      <text:p text:style-name="P351">Como resolvemos o titulo e as listas, agora iremos deletar as branches:</text:p>
      <text:p text:style-name="P352">git branch -D titulo</text:p>
      <text:p text:style-name="P353">git branch -d lista</text:p>
      <text:p text:style-name="P354">git branch -D fix_titulo</text:p>
      <text:p text:style-name="P355">Com as flags -d e -D apagamos as branches locais a diferença que o -D força a deleção independente de ter sido enviado e mesclado com branches remotas. E para apagar do<text:s/>servidor:</text:p>
      <text:p text:style-name="P356">git push origin --delete<text:s/>titulo</text:p>
      <text:p text:style-name="P357">git push origin :lista</text:p>
      <text:p text:style-name="P358">git push origin :fix_titulo</text:p>
      <text:p text:style-name="P359">para confirmar a deleção das branches, podemos usar:</text:p>
      <text:p text:style-name="P360">git branch -a</text:p>
      <text:list text:style-name="LFO6" text:continue-numbering="true">
        <text:list-item>
          <text:p text:style-name="P361">Resolvendo Conflitos de Merge</text:p>
        </text:list-item>
      </text:list>
      <text:soft-page-break/>
      <text:p text:style-name="P362">Para isso seguiremos a mesma idéia, criaremos 2 branches e trabalharemos independentemente em cada uma, por fim iremos mergear as alterações com a nossa branch main:</text:p>
      <text:p text:style-name="P363">git checkout -b fix/1</text:p>
      <text:p text:style-name="P364">nano index.html</text:p>
      <text:p text:style-name="P365">git commit -am "ajuste do titulo Postgres"</text:p>
      <text:p text:style-name="P366">git checkout main</text:p>
      <text:p text:style-name="P367">git checkout -b fix/2</text:p>
      <text:p text:style-name="P368">nano index.html</text:p>
      <text:p text:style-name="P369">git commit -am "fix de ajustar o titulo do postgres"</text:p>
      <text:p text:style-name="P370">git checkout main</text:p>
      <text:p text:style-name="P371">git merge feature/1</text:p>
      <text:p text:style-name="P372">git push</text:p>
      <text:p text:style-name="P373">Agora faremos o merge com a segunda branch criada anteriormente:</text:p>
      <text:p text:style-name="P374">git merge fix/2</text:p>
      <text:p text:style-name="P375">Como foi visto, o git não conseguiu realizar o merge, pois foi alterado a mesma linha de arquivo, isso faz com que seja necessário alterar o arquivo manualmente e aceitar a alteração que estiver correta para o momento, uma ótima ferramenta para resolver conflitos é o visual studio code. Para isso utilizaremos:</text:p>
      <text:p text:style-name="P376">code .</text:p>
      <text:p text:style-name="P377">Ao finalizar a resolução do conflito, podemos finalizar via interface do vscode ou pelo terminal:</text:p>
      <text:p text:style-name="P378">git add .</text:p>
      <text:p text:style-name="P379">git commit</text:p>
      <text:p text:style-name="P380">git push</text:p>
      <text:soft-page-break/>
      <text:p text:style-name="P381">Agora simulando erro de conflito ao subir uma alteração, iremos entrar naquele antigo diretório que foi criado inicialmente:</text:p>
      <text:p text:style-name="P382">cd ../projeto_curso_git/projeto/</text:p>
      <text:p text:style-name="P383">vamos sincroniza-lo também com o github para isso:</text:p>
      <text:p text:style-name="P384">git remote remove origin</text:p>
      <text:p text:style-name="P385"><text:span text:style-name="T386">git remote add origin<text:s/></text:span><text:a xlink:href="https://github.com/denercanal/itix-upv4.git" office:target-frame-name="_top" xlink:show="replace"><text:span text:style-name="T387">https://github.com/denercanal/itix-upv4.git</text:span></text:a></text:p>
      <text:p text:style-name="P388">git branch -M main</text:p>
      <text:p text:style-name="P389">git push -u origin main</text:p>
      <text:p text:style-name="P390">Neste momento temos um repositório local desatualizado, com isso o git impede que façamos um push do nosso local ao servidor, para conseguirmos realizar este processo precisamos sincronizar com o servidor utilizando:</text:p>
      <text:p text:style-name="P391">git pull</text:p>
      <text:p text:style-name="P392">ele sincronizará, mas dará 2 opções, onde utilizaremos a segunda para mergear as informações do git pull:</text:p>
      <text:p text:style-name="P393">git branch --set-upstream-to=origin/main main</text:p>
      <text:p text:style-name="P394">git pull</text:p>
      <text:p text:style-name="P395">agora ele permitirá fazer o pull e push corretamente caso não haja nenhum conflito a ser resolvido.</text:p>
      <text:list text:style-name="LFO6" text:continue-numbering="true">
        <text:list-item>
          <text:p text:style-name="P396">O que aprendemos</text:p>
        </text:list-item>
      </text:list>
      <text:p text:style-name="P397"><text:span text:style-name="T398">Que uma </text:span><text:span text:style-name="T399">branch</text:span><text:span text:style-name="T400"> (ou ramo) é uma linha de </text:span><text:span text:style-name="T401">commits</text:span><text:span text:style-name="T402"> separada, e que pode ser utilizada para desenvolver funcionalidades independentes;</text:span></text:p>
      <text:p text:style-name="P403"><text:span text:style-name="T404">Que com </text:span><text:span text:style-name="T405">branches</text:span><text:span text:style-name="T406"> separados, podemos evitar que o código de uma funcionalidade interfira em outra;</text:span></text:p>
      <text:p text:style-name="P407"><text:span text:style-name="T408">Como trazer o trabalho realizado em uma </text:span><text:span text:style-name="T409">branch</text:span><text:span text:style-name="T410"> para outra </text:span><text:span text:style-name="T411">branch</text:span><text:span text:style-name="T412">, como por exemplo, o </text:span><text:span text:style-name="T413">master</text:span><text:span text:style-name="T414">, através do comando </text:span><text:span text:style-name="T415">git merge</text:span><text:span text:style-name="T416">;</text:span></text:p>
      <text:p text:style-name="P417"><text:span text:style-name="T418">Que o </text:span><text:span text:style-name="T419">git merge</text:span><text:span text:style-name="T420"> gera um novo </text:span><text:span text:style-name="T421">commit</text:span><text:span text:style-name="T422">, informando que houve uma mescla entre duas </text:span><text:span text:style-name="T423">branches</text:span><text:span text:style-name="T424">;</text:span></text:p>
      <text:p text:style-name="P425"><text:span text:style-name="T426">Como trazer os </text:span><text:span text:style-name="T427">commits</text:span><text:span text:style-name="T428"> de uma </text:span><text:span text:style-name="T429">branch</text:span><text:span text:style-name="T430"> para outra, com o </text:span><text:span text:style-name="T431">git rebase</text:span></text:p>
      <text:p text:style-name="P432"><text:span text:style-name="T433">Que o </text:span><text:span text:style-name="T434">git rebase</text:span><text:span text:style-name="T435"> não gera um </text:span><text:span text:style-name="T436">commit</text:span><text:span text:style-name="T437"> de </text:span><text:span text:style-name="T438">merge</text:span><text:span text:style-name="T439">, simplificando o nosso </text:span><text:span text:style-name="T440">log</text:span><text:span text:style-name="T441">;</text:span></text:p>
      <text:p text:style-name="P442">Como os conflitos são apresentados pelo Git;</text:p>
      <text:p text:style-name="P443">Como resolver os conflitos e manter apenas as alterações desejadas com o Git.</text:p>
      <text:list text:style-name="LFO6" text:continue-numbering="true">
        <text:list-item>
          <text:p text:style-name="P444">Desfazendo Alterações de acordo com estados</text:p>
        </text:list-item>
      </text:list>
      <text:soft-page-break/>
      <text:p text:style-name="P445"><text:span text:style-name="T446">Com o<text:s/></text:span><text:span text:style-name="T447">git checkout</text:span><text:span text:style-name="T448"><text:s/>nós desfazemos uma alteração que ainda não foi adicionada ao index ou stage, ou seja, antes do<text:s/></text:span><text:span text:style-name="T449">git add.</text:span><text:span text:style-name="T450"><text:s/>Depois de adicionar com<text:s/></text:span><text:span text:style-name="T451">git add</text:span><text:span text:style-name="T452">, para desfazer uma alteração, precisamos tirá-la deste estado, com<text:s/></text:span><text:span text:style-name="T453">git reset</text:span><text:span text:style-name="T454">. Agora, se já realizamos o commit, o comando<text:s/></text:span><text:span text:style-name="T455">git revert</text:span><text:span text:style-name="T456"><text:s/>pode nos salvar.</text:span></text:p>
      <text:p text:style-name="P457">Para o primeiro caso costuma-se usar:</text:p>
      <text:p text:style-name="P458">git checkout .</text:p>
      <text:p text:style-name="P459">Ou</text:p>
      <text:p text:style-name="P460">git checkout -- index.html</text:p>
      <text:p text:style-name="P461">para o segundo caso utilizamos:</text:p>
      <text:p text:style-name="P462">git reset HEAD</text:p>
      <text:p text:style-name="P463">para o terceiro caso utilizamos:</text:p>
      <text:p text:style-name="P464">git log</text:p>
      <text:p text:style-name="P465">pegamos o hash do commit<text:s/>e:</text:p>
      <text:p text:style-name="P466">git revert hash_do_commit</text:p>
      <text:list text:style-name="LFO6" text:continue-numbering="true">
        <text:list-item>
          <text:p text:style-name="P467">Salvando alterações que não foram commitadas ainda para trabalhar depois:</text:p>
        </text:list-item>
      </text:list>
      <text:p text:style-name="P468">Existem casos onde estamos trabalhando em uma feature, e surge um bug para ser resolvido, nesse caso já realizamos diversas alterações em nosso projeto, há uma forma de salvar esse trabalho já feito e retornar novamente para continuar trabalhando depois com:</text:p>
      <text:p text:style-name="P469">git stash</text:p>
      <text:p text:style-name="P470">para visualizarmos a lista de arquivos que estão salvos no stash:</text:p>
      <text:p text:style-name="P471">git stash list</text:p>
      <text:p text:style-name="P472">temos diversas variações para git stash como:</text:p>
      <text:p text:style-name="P473">git stash apply 0<text:s/></text:p>
      <text:p text:style-name="P474">obs: valor<text:s/>dentro das chaves<text:s/>do list: ex,<text:s/>{0}</text:p>
      <text:soft-page-break/>
      <text:p text:style-name="P475">este comando pega a alteração que está em stash e aplica no projeto.<text:s/>Só que estas modificações permanecem na stash, sendo necessário rodar:</text:p>
      <text:p text:style-name="P476">git stash drop</text:p>
      <text:p text:style-name="P477">Para fazer de uma vez as duas operações utilizamos:</text:p>
      <text:p text:style-name="P478">git stash pop</text:p>
      <text:list text:style-name="LFO6" text:continue-numbering="true">
        <text:list-item>
          <text:p text:style-name="P479">O que aprendemos?</text:p>
        </text:list-item>
      </text:list>
      <text:p text:style-name="P480">Que o Git pode nos ajudar a desfazer alterações que não vamos utilizar;</text:p>
      <text:p text:style-name="P481"><text:span text:style-name="T482">Que, para desfazer uma alteração antes de adicioná-la para </text:span><text:span text:style-name="T483">commit</text:span><text:span text:style-name="T484"> (com </text:span><text:span text:style-name="T485">git add</text:span><text:span text:style-name="T486">), podemos utilizar o comando </text:span><text:span text:style-name="T487">git checkout -- &lt;arquivos&gt;</text:span><text:span text:style-name="T488">;</text:span></text:p>
      <text:p text:style-name="P489"><text:span text:style-name="T490">Que, para desfazer uma alteração após adicioná-la para </text:span><text:span text:style-name="T491">commit</text:span><text:span text:style-name="T492">, antes precisamos executar o </text:span><text:span text:style-name="T493">git reset HEAD &lt;arquivos&gt;</text:span><text:span text:style-name="T494"> e depois podemos desfazê-las com </text:span><text:span text:style-name="T495">git checkout -- &lt;arquivos&gt;</text:span><text:span text:style-name="T496">;</text:span></text:p>
      <text:p text:style-name="P497"><text:span text:style-name="T498">Que, para revertermos as alterações realizadas em um </text:span><text:span text:style-name="T499">commit</text:span><text:span text:style-name="T500">, o comando </text:span><text:span text:style-name="T501">git revert</text:span><text:span text:style-name="T502"> pode ser a solução;</text:span></text:p>
      <text:p text:style-name="P503"><text:span text:style-name="T504">Que o comando </text:span><text:span text:style-name="T505">git revert</text:span><text:span text:style-name="T506"> gera um novo </text:span><text:span text:style-name="T507">commit</text:span><text:span text:style-name="T508"> informando que alterações foram desfeitas;</text:span></text:p>
      <text:p text:style-name="P509"><text:span text:style-name="T510">Que, para guardar um trabalho para retomá-lo posteriormente, podemos utilizar o </text:span><text:span text:style-name="T511">git stash</text:span><text:span text:style-name="T512">;</text:span></text:p>
      <text:p text:style-name="P513"><text:span text:style-name="T514">Que, para visualizar quais alterações estão na </text:span><text:span text:style-name="T515">stash</text:span><text:span text:style-name="T516">, podemos utilizar o comando </text:span><text:span text:style-name="T517">git stash list</text:span><text:span text:style-name="T518">;</text:span></text:p>
      <text:p text:style-name="P519"><text:span text:style-name="T520">Que, com o comando </text:span><text:span text:style-name="T521">git stash apply &lt;numero&gt;</text:span><text:span text:style-name="T522">, podemos aplicar uma alteração específica da </text:span><text:span text:style-name="T523">stash</text:span><text:span text:style-name="T524">;</text:span></text:p>
      <text:p text:style-name="P525"><text:span text:style-name="T526">Que o comando </text:span><text:span text:style-name="T527">git stash drop &lt;numero&gt;</text:span><text:span text:style-name="T528"> remove determinado item da </text:span><text:span text:style-name="T529">stash</text:span><text:span text:style-name="T530">;</text:span></text:p>
      <text:p text:style-name="P531"><text:span text:style-name="T532">Que o comando </text:span><text:span text:style-name="T533">git stash pop</text:span><text:span text:style-name="T534"> aplica e remove a última alteração que foi adicionada na </text:span><text:span text:style-name="T535">stash</text:span><text:span text:style-name="T536">;</text:span></text:p>
      <text:p text:style-name="P537"><text:span text:style-name="T538">Que o </text:span><text:span text:style-name="T539">git checkout</text:span><text:span text:style-name="T540"> serve para deixar a cópia do código da nossa aplicação no estado que desejarmos:</text:span></text:p>
      <text:p text:style-name="P541"><text:span text:style-name="T542">git checkout &lt;branch&gt;</text:span><text:span text:style-name="T543"> deixa o código no estado de uma </text:span><text:span text:style-name="T544">branch</text:span><text:span text:style-name="T545"> com o nome </text:span><text:span text:style-name="T546">&lt;branch&gt;</text:span><text:span text:style-name="T547">;</text:span></text:p>
      <text:p text:style-name="P548"><text:span text:style-name="T549">git checkout &lt;hash&gt;</text:span><text:span text:style-name="T550"> deixa o código no estado do </text:span><text:span text:style-name="T551">commit</text:span><text:span text:style-name="T552"> com o hash </text:span><text:span text:style-name="T553">&lt;hash&gt;</text:span><text:span text:style-name="T554">.</text:span></text:p>
      <text:list text:style-name="LFO6" text:continue-numbering="true">
        <text:list-item>
          <text:p text:style-name="P555">Tags e Releases</text:p>
        </text:list-item>
      </text:list>
      <text:p text:style-name="P556">Para criarmos tags para nossa aplicação podemos utilizar o comando:</text:p>
      <text:p text:style-name="P557">git tag -a v0.1.0 -m "criação da primeira versão da aplicação"</text:p>
      <text:p text:style-name="P558">para visualizar as tags criadas:</text:p>
      <text:p text:style-name="P559">git tag</text:p>
      <text:p text:style-name="P560">enviando a nova tag ao github:</text:p>
      <text:soft-page-break/>
      <text:p text:style-name="P561">git push origin v0.1.0</text:p>
      <text:p text:style-name="Normal"><text:span text:style-name="T562">Se entrarmos no github agora, podemos clicar na opção de tags do projeto, nele podemos fazer o download da nossa aplicação de acordo com esta versão que foi cri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Fira Code" svg:font-family="Fira Code" style:font-family-generic="system" style:font-pitch="fixed" svg:panose-1="2 11 8 9 5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fo:hyphenate="false"/>
    </style: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Forte" style:display-name="Forte" style:family="text" style:parent-style-name="Fonteparág.padrão">
      <style:text-properties fo:font-weight="bold" style:font-weight-asian="bold" style:font-weight-complex="bold"/>
    </style:style>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style>
    <style:style style:name="task-body-header-title-text" style:display-name="task-body-header-title-text"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settings-box-item" style:display-name="settings-box-ite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t" style:country-asian="BR"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language-asian="pt" style:country-asian="BR"/>
    </style:style>
    <style:style style:name="pln" style:display-name="pln" style:family="text" style:parent-style-name="Fonteparág.padrão"/>
    <style:style style:name="pun" style:display-name="pun" style:family="text" style:parent-style-name="Fonteparág.padrão"/>
    <style:style style:name="kwd" style:display-name="kwd" style:family="text" style:parent-style-name="Fonteparág.padrão"/>
    <style:style style:name="str" style:display-name="str" style:family="text" style:parent-style-name="Fonteparág.padrão"/>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MençãoPendente" style:display-name="Menção Pendente" style:family="text" style:parent-style-name="Fonteparág.padrão">
      <style:text-properties fo:color="#605E5C" fo:background-color="#E1DFDD"/>
    </style:style>
    <style:style style:name="Ênfase" style:display-name="Ênfase" style:family="text" style:parent-style-name="Fonteparág.padrã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ner Cezati Canal</meta:initial-creator>
    <dc:creator>Dener Cezati Canal</dc:creator>
    <meta:creation-date>2022-03-06T23:44:00Z</meta:creation-date>
    <dc:date>2022-03-06T23:44:00Z</dc:date>
    <meta:template xlink:href="Normal.dotm" xlink:type="simple"/>
    <meta:editing-cycles>2</meta:editing-cycles>
    <meta:editing-duration>PT0S</meta:editing-duration>
    <meta:document-statistic meta:page-count="18" meta:paragraph-count="41" meta:word-count="3266" meta:character-count="20864" meta:row-count="146" meta:non-whitespace-character-count="17639"/>
  </office:meta>
</office:document-meta>
</file>